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Mono" fo:font-size="9pt" style:font-size-asian="9pt" style:font-size-complex="9pt"/>
    </style:style>
    <style:style style:name="P2" style:family="paragraph" style:parent-style-name="Standard">
      <style:text-properties style:font-name="Ubuntu Mono" fo:font-size="9pt" officeooo:paragraph-rsid="010e89b9" style:font-size-asian="9pt" style:font-size-complex="9pt"/>
    </style:style>
    <style:style style:name="P3" style:family="paragraph" style:parent-style-name="Table_20_Contents">
      <style:text-properties style:font-name="Ubuntu Mono" fo:font-size="9pt" officeooo:rsid="025e2c0b" officeooo:paragraph-rsid="025e2c0b" style:font-size-asian="9pt" style:font-size-complex="9pt"/>
    </style:style>
    <style:style style:name="P4" style:family="paragraph" style:parent-style-name="Table_20_Contents">
      <style:text-properties style:font-name="Ubuntu Mono" fo:font-size="9pt" style:font-size-asian="9pt" style:font-size-complex="9pt"/>
    </style:style>
    <style:style style:name="P5" style:family="paragraph" style:parent-style-name="Table_20_Contents">
      <style:text-properties style:font-name="Ubuntu Mono" fo:font-size="9pt" officeooo:rsid="0248c067" officeooo:paragraph-rsid="0248c067" style:font-size-asian="9pt" style:font-size-complex="9pt"/>
    </style:style>
    <style:style style:name="P6" style:family="paragraph" style:parent-style-name="Table_20_Contents">
      <style:text-properties style:font-name="Ubuntu Mono" fo:font-size="9pt" officeooo:rsid="0247d676" officeooo:paragraph-rsid="0247d676" style:font-size-asian="9pt" style:font-size-complex="9pt"/>
    </style:style>
    <style:style style:name="P7" style:family="paragraph" style:parent-style-name="Table_20_Contents">
      <style:text-properties style:font-name="Ubuntu Mono" fo:font-size="9pt" officeooo:rsid="02416644" officeooo:paragraph-rsid="02416644" style:font-size-asian="9pt" style:font-size-complex="9pt"/>
    </style:style>
    <style:style style:name="P8" style:family="paragraph" style:parent-style-name="Table_20_Contents">
      <style:text-properties style:font-name="Ubuntu Mono" fo:font-size="9pt" officeooo:rsid="024a779d" officeooo:paragraph-rsid="024a779d" style:font-size-asian="9pt" style:font-size-complex="9pt"/>
    </style:style>
    <style:style style:name="P9" style:family="paragraph" style:parent-style-name="Table_20_Contents">
      <style:text-properties style:font-name="Ubuntu Mono" fo:font-size="9pt" officeooo:rsid="023ef73c" officeooo:paragraph-rsid="023ef73c" style:font-size-asian="9pt" style:font-size-complex="9pt"/>
    </style:style>
    <style:style style:name="P10" style:family="paragraph" style:parent-style-name="Table_20_Contents">
      <style:text-properties style:font-name="Ubuntu Mono" fo:font-size="9pt" officeooo:rsid="0246181d" officeooo:paragraph-rsid="0246181d" style:font-size-asian="9pt" style:font-size-complex="9pt"/>
    </style:style>
    <style:style style:name="P11" style:family="paragraph" style:parent-style-name="Table_20_Contents">
      <style:text-properties style:font-name="Ubuntu Mono" fo:font-size="9pt" officeooo:rsid="02451129" officeooo:paragraph-rsid="02451129" style:font-size-asian="9pt" style:font-size-complex="9pt"/>
    </style:style>
    <style:style style:name="P12" style:family="paragraph" style:parent-style-name="Table_20_Contents">
      <style:text-properties style:font-name="Ubuntu Mono" fo:font-size="9pt" officeooo:rsid="0244ef80" officeooo:paragraph-rsid="0244ef80" style:font-size-asian="9pt" style:font-size-complex="9pt"/>
    </style:style>
    <style:style style:name="P13" style:family="paragraph" style:parent-style-name="Table_20_Contents">
      <style:text-properties style:font-name="Ubuntu Mono" fo:font-size="9pt" officeooo:rsid="023c5320" officeooo:paragraph-rsid="023c5320" style:font-size-asian="9pt" style:font-size-complex="9pt"/>
    </style:style>
    <style:style style:name="P14" style:family="paragraph" style:parent-style-name="Table_20_Contents">
      <style:text-properties style:font-name="Ubuntu Mono" fo:font-size="9pt" officeooo:rsid="023bc1f6" officeooo:paragraph-rsid="023bc1f6" style:font-size-asian="9pt" style:font-size-complex="9pt"/>
    </style:style>
    <style:style style:name="P15" style:family="paragraph" style:parent-style-name="Table_20_Contents">
      <style:text-properties style:font-name="Ubuntu Mono" fo:font-size="9pt" officeooo:rsid="0239aad8" officeooo:paragraph-rsid="0239aad8" style:font-size-asian="9pt" style:font-size-complex="9pt"/>
    </style:style>
    <style:style style:name="P16" style:family="paragraph" style:parent-style-name="Table_20_Contents">
      <style:text-properties style:font-name="Ubuntu Mono" fo:font-size="9pt" officeooo:rsid="02383f0f" officeooo:paragraph-rsid="02383f0f" style:font-size-asian="9pt" style:font-size-complex="9pt"/>
    </style:style>
    <style:style style:name="P17" style:family="paragraph" style:parent-style-name="Standard">
      <style:text-properties style:font-name="Ubuntu Mono" fo:font-size="9pt" officeooo:paragraph-rsid="032ab327" style:font-size-asian="9pt" style:font-size-complex="9pt"/>
    </style:style>
    <style:style style:name="P18" style:family="paragraph" style:parent-style-name="Standard">
      <style:text-properties style:font-name="Ubuntu Mono" fo:font-size="9pt" officeooo:paragraph-rsid="03cf63e5" style:font-size-asian="9pt" style:font-size-complex="9pt"/>
    </style:style>
    <style:style style:name="P19" style:family="paragraph" style:parent-style-name="Standard">
      <style:text-properties style:font-name="Ubuntu Mono" fo:font-size="9pt" officeooo:paragraph-rsid="0362c47c" style:font-size-asian="9pt" style:font-size-complex="9pt"/>
    </style:style>
    <style:style style:name="P20" style:family="paragraph" style:parent-style-name="Standard">
      <style:text-properties style:font-name="Ubuntu Mono" fo:font-size="9pt" officeooo:paragraph-rsid="01306312" style:font-size-asian="9pt" style:font-size-complex="9pt"/>
    </style:style>
    <style:style style:name="P21" style:family="paragraph" style:parent-style-name="Standard">
      <style:text-properties style:font-name="Ubuntu Mono" fo:font-size="9pt" officeooo:paragraph-rsid="01289dd7" style:font-size-asian="9pt" style:font-size-complex="9pt"/>
    </style:style>
    <style:style style:name="P22" style:family="paragraph" style:parent-style-name="Standard">
      <style:text-properties style:font-name="Ubuntu Mono" fo:font-size="9pt" officeooo:paragraph-rsid="0127be1d" style:font-size-asian="9pt" style:font-size-complex="9pt"/>
    </style:style>
    <style:style style:name="P23" style:family="paragraph" style:parent-style-name="Standard">
      <style:text-properties style:font-name="Ubuntu Mono" fo:font-size="9pt" officeooo:paragraph-rsid="01f04858" style:font-size-asian="9pt" style:font-size-complex="9pt"/>
    </style:style>
    <style:style style:name="P24" style:family="paragraph" style:parent-style-name="Standard">
      <style:text-properties style:font-name="Ubuntu Mono" fo:font-size="9pt" officeooo:rsid="01064118" officeooo:paragraph-rsid="01064118" style:font-size-asian="9pt" style:font-size-complex="9pt"/>
    </style:style>
    <style:style style:name="P25" style:family="paragraph" style:parent-style-name="Standard">
      <style:text-properties style:font-name="Ubuntu Mono" fo:font-size="9pt" officeooo:rsid="01026cb1" officeooo:paragraph-rsid="01026cb1" style:font-size-asian="9pt" style:font-size-complex="9pt"/>
    </style:style>
    <style:style style:name="P26" style:family="paragraph" style:parent-style-name="Standard">
      <style:text-properties style:font-name="Ubuntu Mono" fo:font-size="9pt" officeooo:rsid="00fd58d3" officeooo:paragraph-rsid="00fd58d3" style:font-size-asian="9pt" style:font-size-complex="9pt"/>
    </style:style>
    <style:style style:name="P27" style:family="paragraph" style:parent-style-name="Standard">
      <style:text-properties style:font-name="Ubuntu Mono" fo:font-size="9pt" officeooo:rsid="00fb1729" officeooo:paragraph-rsid="00fb1729" style:font-size-asian="9pt" style:font-size-complex="9pt"/>
    </style:style>
    <style:style style:name="P28" style:family="paragraph" style:parent-style-name="Standard">
      <style:text-properties style:font-name="Ubuntu Mono" fo:font-size="9pt" officeooo:rsid="00f7782d" officeooo:paragraph-rsid="00f7782d" style:font-size-asian="9pt" style:font-size-complex="9pt"/>
    </style:style>
    <style:style style:name="P29" style:family="paragraph" style:parent-style-name="Standard">
      <style:text-properties style:font-name="Ubuntu Mono" fo:font-size="9pt" officeooo:rsid="00f47560" officeooo:paragraph-rsid="00f47560" style:font-size-asian="9pt" style:font-size-complex="9pt"/>
    </style:style>
    <style:style style:name="P30" style:family="paragraph" style:parent-style-name="Standard">
      <style:text-properties style:font-name="Ubuntu Mono" fo:font-size="9pt" officeooo:rsid="00f231e9" officeooo:paragraph-rsid="00f231e9" style:font-size-asian="9pt" style:font-size-complex="9pt"/>
    </style:style>
    <style:style style:name="P31" style:family="paragraph" style:parent-style-name="Standard">
      <style:text-properties style:font-name="Ubuntu Mono" fo:font-size="9pt" officeooo:rsid="00f168cf" officeooo:paragraph-rsid="00f168cf" style:font-size-asian="9pt" style:font-size-complex="9pt"/>
    </style:style>
    <style:style style:name="P32" style:family="paragraph" style:parent-style-name="Standard">
      <style:text-properties style:font-name="Ubuntu Mono" fo:font-size="9pt" officeooo:rsid="00f13522" officeooo:paragraph-rsid="00f13522" style:font-size-asian="9pt" style:font-size-complex="9pt"/>
    </style:style>
    <style:style style:name="P33" style:family="paragraph" style:parent-style-name="Standard">
      <style:text-properties style:font-name="Ubuntu Mono" fo:font-size="9pt" officeooo:rsid="00f00ba5" officeooo:paragraph-rsid="00f00ba5" style:font-size-asian="9pt" style:font-size-complex="9pt"/>
    </style:style>
    <style:style style:name="P34" style:family="paragraph" style:parent-style-name="Standard">
      <style:text-properties style:font-name="Ubuntu Mono" fo:font-size="9pt" officeooo:rsid="00e8218b" officeooo:paragraph-rsid="00e8218b" style:font-size-asian="9pt" style:font-size-complex="9pt"/>
    </style:style>
    <style:style style:name="P35" style:family="paragraph" style:parent-style-name="Standard">
      <style:text-properties style:font-name="Ubuntu Mono" fo:font-size="9pt" officeooo:paragraph-rsid="00e07cdb" style:font-size-asian="9pt" style:font-size-complex="9pt"/>
    </style:style>
    <style:style style:name="P36" style:family="paragraph" style:parent-style-name="Standard">
      <style:text-properties style:font-name="Ubuntu Mono" fo:font-size="9pt" officeooo:paragraph-rsid="00cea558" style:font-size-asian="9pt" style:font-size-complex="9pt"/>
    </style:style>
    <style:style style:name="P37" style:family="paragraph" style:parent-style-name="Standard">
      <style:text-properties style:font-name="Ubuntu Mono" fo:font-size="9pt" officeooo:rsid="00cea558" officeooo:paragraph-rsid="00cea558" style:font-size-asian="9pt" style:font-size-complex="9pt"/>
    </style:style>
    <style:style style:name="P38" style:family="paragraph" style:parent-style-name="Standard">
      <style:text-properties style:font-name="Ubuntu Mono" fo:font-size="9pt" officeooo:paragraph-rsid="00cabd22" style:font-size-asian="9pt" style:font-size-complex="9pt"/>
    </style:style>
    <style:style style:name="P39" style:family="paragraph" style:parent-style-name="Standard">
      <style:text-properties style:font-name="Ubuntu Mono" fo:font-size="9pt" officeooo:rsid="00c82b6f" officeooo:paragraph-rsid="00c82b6f" style:font-size-asian="9pt" style:font-size-complex="9pt"/>
    </style:style>
    <style:style style:name="P40" style:family="paragraph" style:parent-style-name="Standard">
      <style:text-properties style:font-name="Ubuntu Mono" fo:font-size="9pt" officeooo:rsid="00c612c3" officeooo:paragraph-rsid="00c612c3" style:font-size-asian="9pt" style:font-size-complex="9pt"/>
    </style:style>
    <style:style style:name="P41" style:family="paragraph" style:parent-style-name="Standard">
      <style:text-properties style:font-name="Ubuntu Mono" fo:font-size="9pt" officeooo:paragraph-rsid="00b2cee7" style:font-size-asian="9pt" style:font-size-complex="9pt"/>
    </style:style>
    <style:style style:name="P42" style:family="paragraph" style:parent-style-name="Standard">
      <style:text-properties style:font-name="Ubuntu Mono" fo:font-size="9pt" officeooo:rsid="00bccca7" officeooo:paragraph-rsid="02ec9741" style:font-size-asian="9pt" style:font-size-complex="9pt"/>
    </style:style>
    <style:style style:name="P43" style:family="paragraph" style:parent-style-name="Standard">
      <style:text-properties style:font-name="Ubuntu Mono" fo:font-size="9pt" officeooo:rsid="00b95eed" officeooo:paragraph-rsid="00b95eed" style:font-size-asian="9pt" style:font-size-complex="9pt"/>
    </style:style>
    <style:style style:name="P44" style:family="paragraph" style:parent-style-name="Standard">
      <style:text-properties style:font-name="Ubuntu Mono" fo:font-size="9pt" officeooo:paragraph-rsid="0274a5c9" style:font-size-asian="9pt" style:font-size-complex="9pt"/>
    </style:style>
    <style:style style:name="P45" style:family="paragraph" style:parent-style-name="Standard">
      <style:text-properties style:font-name="Ubuntu Mono" fo:font-size="9pt" officeooo:paragraph-rsid="02e4d6f1" style:font-size-asian="9pt" style:font-size-complex="9pt"/>
    </style:style>
    <style:style style:name="P46" style:family="paragraph" style:parent-style-name="Standard">
      <style:text-properties style:font-name="Ubuntu Mono" fo:font-size="9pt" officeooo:paragraph-rsid="0287ba16" style:font-size-asian="9pt" style:font-size-complex="9pt"/>
    </style:style>
    <style:style style:name="P47" style:family="paragraph" style:parent-style-name="Standard">
      <style:text-properties style:font-name="Ubuntu Mono" fo:font-size="9pt" officeooo:rsid="041be136" officeooo:paragraph-rsid="0441401b" style:font-size-asian="9pt" style:font-size-complex="9pt"/>
    </style:style>
    <style:style style:name="P48" style:family="paragraph" style:parent-style-name="Standard">
      <style:text-properties style:font-name="Ubuntu Mono" fo:font-size="9pt" officeooo:rsid="041ea8a6" officeooo:paragraph-rsid="0441401b" style:font-size-asian="9pt" style:font-size-complex="9pt"/>
    </style:style>
    <style:style style:name="P49" style:family="paragraph" style:parent-style-name="Standard">
      <style:text-properties style:font-name="Ubuntu Mono" fo:font-size="9pt" officeooo:rsid="0433e1d1" officeooo:paragraph-rsid="0441401b" style:font-size-asian="9pt" style:font-size-complex="9pt"/>
    </style:style>
    <style:style style:name="P50" style:family="paragraph" style:parent-style-name="Standard">
      <style:text-properties style:font-name="Ubuntu Mono" fo:font-size="9pt" officeooo:rsid="0418e3c5" officeooo:paragraph-rsid="0441401b" style:font-size-asian="9pt" style:font-size-complex="9pt"/>
    </style:style>
    <style:style style:name="P51" style:family="paragraph" style:parent-style-name="Standard">
      <style:text-properties style:font-name="Ubuntu Mono" fo:font-size="9pt" officeooo:rsid="0418e3c5" officeooo:paragraph-rsid="04583f66" style:font-size-asian="9pt" style:font-size-complex="9pt"/>
    </style:style>
    <style:style style:name="P52" style:family="paragraph" style:parent-style-name="Standard">
      <style:text-properties style:font-name="Ubuntu Mono" fo:font-size="9pt" officeooo:paragraph-rsid="0441401b" style:font-size-asian="9pt" style:font-size-complex="9pt"/>
    </style:style>
    <style:style style:name="P53" style:family="paragraph" style:parent-style-name="Standard">
      <style:text-properties style:font-name="Ubuntu Mono" fo:font-size="9pt" officeooo:paragraph-rsid="044edbba" style:font-size-asian="9pt" style:font-size-complex="9pt"/>
    </style:style>
    <style:style style:name="P54" style:family="paragraph" style:parent-style-name="Standard">
      <style:text-properties style:font-name="Ubuntu Mono" fo:font-size="9pt" officeooo:rsid="0457ecf2" officeooo:paragraph-rsid="0457ecf2" style:font-size-asian="9pt" style:font-size-complex="9pt"/>
    </style:style>
    <style:style style:name="P55" style:family="paragraph" style:parent-style-name="Standard">
      <style:text-properties style:font-name="Ubuntu Mono" fo:font-size="9pt" officeooo:rsid="046391a5" officeooo:paragraph-rsid="046391a5" style:font-size-asian="9pt" style:font-size-complex="9pt"/>
    </style:style>
    <style:style style:name="P56" style:family="paragraph" style:parent-style-name="Standard">
      <style:text-properties style:font-name="Ubuntu Mono" fo:font-size="9pt" officeooo:paragraph-rsid="0469efe8" style:font-size-asian="9pt" style:font-size-complex="9pt"/>
    </style:style>
    <style:style style:name="P57" style:family="paragraph" style:parent-style-name="Table_20_Contents">
      <style:text-properties style:font-name="Ubuntu Mono" fo:font-size="9pt" fo:font-weight="bold" officeooo:rsid="0236a2a6" officeooo:paragraph-rsid="0236a2a6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font-name="Ubuntu Mono" fo:font-size="9pt" fo:font-weight="bold" officeooo:rsid="02643ac4" officeooo:paragraph-rsid="02643ac4" style:font-size-asian="9pt" style:font-weight-asian="bold" style:font-size-complex="9pt" style:font-weight-complex="bold"/>
    </style:style>
    <style:style style:name="P59" style:family="paragraph" style:parent-style-name="Standard">
      <style:paragraph-properties fo:break-before="page"/>
      <style:text-properties style:font-name="Ubuntu Mono" fo:font-size="9pt" fo:font-weight="bold" officeooo:rsid="0124c204" officeooo:paragraph-rsid="01f04858" style:font-size-asian="9pt" style:font-weight-asian="bold" style:font-size-complex="9pt" style:font-weight-complex="bold"/>
    </style:style>
    <style:style style:name="P60" style:family="paragraph" style:parent-style-name="Standard">
      <style:text-properties style:font-name="Ubuntu Mono" fo:font-size="9pt" fo:font-weight="bold" officeooo:rsid="0123f55b" officeooo:paragraph-rsid="0123f55b" style:font-size-asian="9pt" style:font-weight-asian="bold" style:font-size-complex="9pt" style:font-weight-complex="bold"/>
    </style:style>
    <style:style style:name="P61" style:family="paragraph" style:parent-style-name="Standard">
      <style:text-properties style:font-name="Ubuntu Mono" fo:font-size="9pt" fo:font-weight="bold" officeooo:rsid="0046ed32" officeooo:paragraph-rsid="0224548b" style:font-size-asian="9pt" style:font-weight-asian="bold" style:font-size-complex="9pt" style:font-weight-complex="bold"/>
    </style:style>
    <style:style style:name="P62" style:family="paragraph" style:parent-style-name="Standard"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63" style:family="paragraph" style:parent-style-name="Standard">
      <style:paragraph-properties fo:break-before="page"/>
      <style:text-properties style:font-name="Ubuntu Mono" fo:font-size="9pt" fo:font-weight="bold" officeooo:rsid="0046ed32" officeooo:paragraph-rsid="0046ed32" style:font-size-asian="9pt" style:font-weight-asian="bold" style:font-size-complex="9pt" style:font-weight-complex="bold"/>
    </style:style>
    <style:style style:name="P64" style:family="paragraph" style:parent-style-name="Standard">
      <style:text-properties style:font-name="Ubuntu Mono" fo:font-size="9pt" fo:font-weight="bold" officeooo:rsid="021a6c1d" officeooo:paragraph-rsid="021a6c1d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Ubuntu Mono" fo:font-size="9pt" fo:font-weight="bold" officeooo:rsid="027ec47c" officeooo:paragraph-rsid="02aaf094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Ubuntu Mono" fo:font-size="9pt" fo:font-weight="bold" officeooo:paragraph-rsid="005e3cb8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Ubuntu Mono" fo:font-size="9pt" fo:font-weight="bold" officeooo:rsid="03faad8d" officeooo:paragraph-rsid="0441401b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Ubuntu Mono" fo:font-size="9pt" fo:font-weight="bold" officeooo:rsid="03faad8d" officeooo:paragraph-rsid="044edbba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Ubuntu Mono" fo:font-size="9pt" fo:font-weight="bold" officeooo:rsid="03f8c12d" officeooo:paragraph-rsid="03f8c12d" style:font-size-asian="7.84999990463257pt" style:font-weight-asian="bold" style:font-size-complex="9pt" style:font-weight-complex="bold"/>
    </style:style>
    <style:style style:name="P70" style:family="paragraph" style:parent-style-name="Standard">
      <style:text-properties style:font-name="Ubuntu Mono" fo:font-size="9pt" fo:font-weight="normal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Ubuntu Mono" fo:font-size="9pt" fo:font-weight="normal" officeooo:paragraph-rsid="03bc0c44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Ubuntu Mono" fo:font-size="9pt" fo:font-weight="normal" officeooo:paragraph-rsid="030e484d" style:font-size-asian="9pt" style:font-weight-asian="normal" style:font-size-complex="9pt" style:font-weight-complex="normal"/>
    </style:style>
    <style:style style:name="P73" style:family="paragraph" style:parent-style-name="Standard">
      <style:text-properties style:font-name="Ubuntu Mono" fo:font-size="9pt" fo:font-weight="normal" officeooo:paragraph-rsid="0329d6ff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Ubuntu Mono" fo:font-size="9pt" fo:font-weight="normal" officeooo:paragraph-rsid="032ab327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Ubuntu Mono" fo:font-size="9pt" fo:font-weight="normal" officeooo:paragraph-rsid="0362c47c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Ubuntu Mono" fo:font-size="9pt" fo:font-weight="normal" officeooo:paragraph-rsid="020b9de0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Ubuntu Mono" fo:font-size="9pt" fo:font-weight="normal" officeooo:rsid="011e5ec3" officeooo:paragraph-rsid="011e5ec3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Ubuntu Mono" fo:font-size="9pt" fo:font-weight="normal" officeooo:rsid="02993520" officeooo:paragraph-rsid="02993520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Ubuntu Mono" fo:font-size="9pt" fo:font-weight="normal" officeooo:rsid="00f168cf" officeooo:paragraph-rsid="00f168cf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Ubuntu Mono" fo:font-size="9pt" fo:font-weight="normal" officeooo:paragraph-rsid="008b036e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Ubuntu Mono" fo:font-size="9pt" fo:font-weight="normal" officeooo:rsid="0272c998" officeooo:paragraph-rsid="0272c998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Ubuntu Mono" fo:font-size="9pt" fo:font-weight="normal" officeooo:rsid="018f2b46" officeooo:paragraph-rsid="018f2b46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Ubuntu Mono" fo:font-size="9pt" fo:font-weight="normal" officeooo:rsid="0221bc7a" officeooo:paragraph-rsid="0236a2a6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Ubuntu Mono" fo:font-size="9pt" fo:font-weight="normal" officeooo:rsid="01856f4d" officeooo:paragraph-rsid="01856f4d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Ubuntu Mono" fo:font-size="9pt" fo:font-weight="normal" officeooo:rsid="0184218b" officeooo:paragraph-rsid="0184218b" style:font-size-asian="9pt" style:font-weight-asian="normal" style:font-size-complex="9pt" style:font-weight-complex="normal"/>
    </style:style>
    <style:style style:name="P86" style:family="paragraph" style:parent-style-name="Standard">
      <style:text-properties style:font-name="Ubuntu Mono" fo:font-size="9pt" fo:font-weight="normal" officeooo:rsid="018b2b48" officeooo:paragraph-rsid="018b2b48" style:font-size-asian="9pt" style:font-weight-asian="normal" style:font-size-complex="9pt" style:font-weight-complex="normal"/>
    </style:style>
    <style:style style:name="P87" style:family="paragraph" style:parent-style-name="Standard">
      <style:text-properties style:font-name="Ubuntu Mono" fo:font-size="9pt" fo:font-weight="normal" officeooo:rsid="01848a34" officeooo:paragraph-rsid="01848a34" style:font-size-asian="9pt" style:font-weight-asian="normal" style:font-size-complex="9pt" style:font-weight-complex="normal"/>
    </style:style>
    <style:style style:name="P88" style:family="paragraph" style:parent-style-name="Standard">
      <style:text-properties style:font-name="Ubuntu Mono" fo:font-size="9pt" fo:font-weight="normal" officeooo:rsid="017fd5bf" officeooo:paragraph-rsid="017fd5bf" style:font-size-asian="9pt" style:font-weight-asian="normal" style:font-size-complex="9pt" style:font-weight-complex="normal"/>
    </style:style>
    <style:style style:name="P89" style:family="paragraph" style:parent-style-name="Standard">
      <style:text-properties style:font-name="Ubuntu Mono" fo:font-size="9pt" fo:font-weight="normal" officeooo:rsid="01719822" officeooo:paragraph-rsid="01719822" style:font-size-asian="9pt" style:font-weight-asian="normal" style:font-size-complex="9pt" style:font-weight-complex="normal"/>
    </style:style>
    <style:style style:name="P90" style:family="paragraph" style:parent-style-name="Standard">
      <style:text-properties style:font-name="Ubuntu Mono" fo:font-size="9pt" fo:font-weight="normal" officeooo:rsid="0170154e" officeooo:paragraph-rsid="0170154e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Ubuntu Mono" fo:font-size="9pt" fo:font-weight="normal" officeooo:rsid="016fa8c9" officeooo:paragraph-rsid="016fa8c9" style:font-size-asian="9pt" style:font-weight-asian="normal" style:font-size-complex="9pt" style:font-weight-complex="normal"/>
    </style:style>
    <style:style style:name="P92" style:family="paragraph" style:parent-style-name="Standard">
      <style:text-properties style:font-name="Ubuntu Mono" fo:font-size="9pt" fo:font-weight="normal" officeooo:rsid="016b082a" officeooo:paragraph-rsid="016b082a" style:font-size-asian="9pt" style:font-weight-asian="normal" style:font-size-complex="9pt" style:font-weight-complex="normal"/>
    </style:style>
    <style:style style:name="P93" style:family="paragraph" style:parent-style-name="Standard">
      <style:text-properties style:font-name="Ubuntu Mono" fo:font-size="9pt" fo:font-weight="normal" officeooo:rsid="016267d1" officeooo:paragraph-rsid="016267d1" style:font-size-asian="9pt" style:font-weight-asian="normal" style:font-size-complex="9pt" style:font-weight-complex="normal"/>
    </style:style>
    <style:style style:name="P94" style:family="paragraph" style:parent-style-name="Standard">
      <style:text-properties style:font-name="Ubuntu Mono" fo:font-size="9pt" fo:font-weight="normal" officeooo:rsid="0160a51e" officeooo:paragraph-rsid="0160a51e" style:font-size-asian="9pt" style:font-weight-asian="normal" style:font-size-complex="9pt" style:font-weight-complex="normal"/>
    </style:style>
    <style:style style:name="P95" style:family="paragraph" style:parent-style-name="Standard">
      <style:text-properties style:font-name="Ubuntu Mono" fo:font-size="9pt" fo:font-weight="normal" officeooo:rsid="015b8d7b" officeooo:paragraph-rsid="015df375" style:font-size-asian="9pt" style:font-weight-asian="normal" style:font-size-complex="9pt" style:font-weight-complex="normal"/>
    </style:style>
    <style:style style:name="P96" style:family="paragraph" style:parent-style-name="Standard">
      <style:text-properties style:font-name="Ubuntu Mono" fo:font-size="9pt" fo:font-weight="normal" officeooo:rsid="015aa80f" officeooo:paragraph-rsid="015aa80f" style:font-size-asian="9pt" style:font-weight-asian="normal" style:font-size-complex="9pt" style:font-weight-complex="normal"/>
    </style:style>
    <style:style style:name="P97" style:family="paragraph" style:parent-style-name="Standard">
      <style:text-properties style:font-name="Ubuntu Mono" fo:font-size="9pt" fo:font-weight="normal" officeooo:rsid="014e9180" officeooo:paragraph-rsid="014e9180" style:font-size-asian="9pt" style:font-weight-asian="normal" style:font-size-complex="9pt" style:font-weight-complex="normal"/>
    </style:style>
    <style:style style:name="P98" style:family="paragraph" style:parent-style-name="Standard">
      <style:text-properties style:font-name="Ubuntu Mono" fo:font-size="9pt" fo:font-weight="normal" officeooo:rsid="014a8f3f" officeooo:paragraph-rsid="014a8f3f" style:font-size-asian="9pt" style:font-weight-asian="normal" style:font-size-complex="9pt" style:font-weight-complex="normal"/>
    </style:style>
    <style:style style:name="P99" style:family="paragraph" style:parent-style-name="Standard">
      <style:text-properties style:font-name="Ubuntu Mono" fo:font-size="9pt" fo:font-weight="normal" officeooo:rsid="014a5566" officeooo:paragraph-rsid="014a5566" style:font-size-asian="9pt" style:font-weight-asian="normal" style:font-size-complex="9pt" style:font-weight-complex="normal"/>
    </style:style>
    <style:style style:name="P100" style:family="paragraph" style:parent-style-name="Standard">
      <style:text-properties style:font-name="Ubuntu Mono" fo:font-size="9pt" fo:font-weight="normal" officeooo:rsid="0148fdcd" officeooo:paragraph-rsid="0148fdcd" style:font-size-asian="9pt" style:font-weight-asian="normal" style:font-size-complex="9pt" style:font-weight-complex="normal"/>
    </style:style>
    <style:style style:name="P101" style:family="paragraph" style:parent-style-name="Standard">
      <style:text-properties style:font-name="Ubuntu Mono" fo:font-size="9pt" fo:font-weight="normal" officeooo:rsid="0147b0f4" officeooo:paragraph-rsid="0147b0f4" style:font-size-asian="9pt" style:font-weight-asian="normal" style:font-size-complex="9pt" style:font-weight-complex="normal"/>
    </style:style>
    <style:style style:name="P102" style:family="paragraph" style:parent-style-name="Standard">
      <style:text-properties style:font-name="Ubuntu Mono" fo:font-size="9pt" fo:font-weight="normal" officeooo:rsid="0144ad33" officeooo:paragraph-rsid="0144ad33" style:font-size-asian="9pt" style:font-weight-asian="normal" style:font-size-complex="9pt" style:font-weight-complex="normal"/>
    </style:style>
    <style:style style:name="P103" style:family="paragraph" style:parent-style-name="Standard">
      <style:text-properties style:font-name="Ubuntu Mono" fo:font-size="9pt" fo:font-weight="normal" officeooo:rsid="013f4c91" officeooo:paragraph-rsid="013f4c91" style:font-size-asian="9pt" style:font-weight-asian="normal" style:font-size-complex="9pt" style:font-weight-complex="normal"/>
    </style:style>
    <style:style style:name="P104" style:family="paragraph" style:parent-style-name="Standard">
      <style:text-properties style:font-name="Ubuntu Mono" fo:font-size="9pt" fo:font-weight="normal" officeooo:rsid="0046ed32" officeooo:paragraph-rsid="0046ed32" style:font-size-asian="9pt" style:font-weight-asian="normal" style:font-size-complex="9pt" style:font-weight-complex="normal"/>
    </style:style>
    <style:style style:name="P105" style:family="paragraph" style:parent-style-name="Standard">
      <style:text-properties style:font-name="Ubuntu Mono" fo:font-size="9pt" fo:font-weight="normal" officeooo:paragraph-rsid="00bf4369" style:font-size-asian="9pt" style:font-weight-asian="normal" style:font-size-complex="9pt" style:font-weight-complex="normal"/>
    </style:style>
    <style:style style:name="P106" style:family="paragraph" style:parent-style-name="Standard">
      <style:text-properties style:font-name="Ubuntu Mono" fo:font-size="9pt" fo:font-weight="normal" officeooo:paragraph-rsid="02792204" style:font-size-asian="9pt" style:font-weight-asian="normal" style:font-size-complex="9pt" style:font-weight-complex="normal"/>
    </style:style>
    <style:style style:name="P107" style:family="paragraph" style:parent-style-name="Standard">
      <style:text-properties style:font-name="Ubuntu Mono" fo:font-size="9pt" officeooo:rsid="01388c66" officeooo:paragraph-rsid="027c51ef" style:font-size-asian="7.84999990463257pt" style:font-size-complex="9pt"/>
    </style:style>
    <style:style style:name="P108" style:family="paragraph" style:parent-style-name="Standard">
      <style:text-properties style:font-name="Ubuntu Mono" fo:font-size="9pt" officeooo:paragraph-rsid="00a4285e" style:font-size-asian="7.84999990463257pt" style:font-size-complex="9pt"/>
    </style:style>
    <style:style style:name="P109" style:family="paragraph" style:parent-style-name="Standard">
      <style:text-properties style:font-name="Ubuntu Mono" fo:font-size="4pt" style:font-size-asian="3.5pt" style:font-size-complex="4pt"/>
    </style:style>
    <style:style style:name="P110" style:family="paragraph" style:parent-style-name="Standard">
      <style:text-properties style:font-name="Ubuntu Mono" fo:font-size="4pt" officeooo:paragraph-rsid="0362c47c" style:font-size-asian="3.5pt" style:font-size-complex="4pt"/>
    </style:style>
    <style:style style:name="P111" style:family="paragraph" style:parent-style-name="Standard">
      <style:text-properties style:font-name="Ubuntu Mono" fo:font-size="4pt" officeooo:paragraph-rsid="032ab327" style:font-size-asian="3.5pt" style:font-size-complex="4pt"/>
    </style:style>
    <style:style style:name="P112" style:family="paragraph" style:parent-style-name="Standard">
      <style:text-properties style:font-name="Ubuntu Mono" fo:font-size="4pt" fo:font-weight="normal" style:font-size-asian="3.5pt" style:font-weight-asian="normal" style:font-size-complex="4pt" style:font-weight-complex="normal"/>
    </style:style>
    <style:style style:name="P113" style:family="paragraph" style:parent-style-name="Standard">
      <style:text-properties style:font-name="Ubuntu Mono" fo:font-size="4pt" fo:font-weight="normal" officeooo:paragraph-rsid="0362c47c" style:font-size-asian="3.5pt" style:font-weight-asian="normal" style:font-size-complex="4pt" style:font-weight-complex="normal"/>
    </style:style>
    <style:style style:name="P114" style:family="paragraph" style:parent-style-name="Standard">
      <style:text-properties style:font-name="Ubuntu Mono" fo:font-size="4pt" fo:font-weight="normal" officeooo:paragraph-rsid="032ab327" style:font-size-asian="3.5pt" style:font-weight-asian="normal" style:font-size-complex="4pt" style:font-weight-complex="normal"/>
    </style:style>
    <style:style style:name="P115" style:family="paragraph" style:parent-style-name="Standard">
      <style:text-properties style:font-name="Ubuntu Mono" fo:font-size="4pt" fo:font-weight="normal" officeooo:paragraph-rsid="0329d6ff" style:font-size-asian="3.5pt" style:font-weight-asian="normal" style:font-size-complex="4pt" style:font-weight-complex="normal"/>
    </style:style>
    <style:style style:name="P116" style:family="paragraph" style:parent-style-name="Standard">
      <style:text-properties style:font-name="Ubuntu Mono" fo:font-size="4pt" fo:font-weight="normal" officeooo:paragraph-rsid="020b9de0" style:font-size-asian="3.5pt" style:font-weight-asian="normal" style:font-size-complex="4pt" style:font-weight-complex="normal"/>
    </style:style>
    <style:style style:name="P117" style:family="paragraph" style:parent-style-name="Standard">
      <style:text-properties style:font-name="Ubuntu Mono" fo:font-size="4pt" fo:font-weight="bold" officeooo:rsid="03f8c12d" officeooo:paragraph-rsid="03f8c12d" style:font-size-asian="3.5pt" style:font-weight-asian="bold" style:font-size-complex="4pt" style:font-weight-complex="bold"/>
    </style:style>
    <style:style style:name="P118" style:family="paragraph" style:parent-style-name="Standard">
      <style:text-properties style:font-name="Ubuntu Mono" fo:font-size="4pt" fo:font-weight="bold" officeooo:rsid="027ec47c" officeooo:paragraph-rsid="0441401b" style:font-size-asian="3.5pt" style:font-weight-asian="bold" style:font-size-complex="4pt" style:font-weight-complex="bold"/>
    </style:style>
    <style:style style:name="P119" style:family="paragraph" style:parent-style-name="Standard">
      <style:text-properties style:font-name="Ubuntu Mono" fo:font-size="4pt" fo:font-weight="bold" officeooo:rsid="027ec47c" officeooo:paragraph-rsid="044edbba" style:font-size-asian="3.5pt" style:font-weight-asian="bold" style:font-size-complex="4pt" style:font-weight-complex="bold"/>
    </style:style>
    <style:style style:name="P120" style:family="paragraph" style:parent-style-name="Standard">
      <style:text-properties fo:color="#808080" loext:opacity="100%" style:font-name="Ubuntu Mono" fo:font-size="9pt" fo:font-weight="normal" style:font-size-asian="9pt" style:font-weight-asian="normal" style:font-size-complex="9pt" style:font-weight-complex="normal"/>
    </style:style>
    <style:style style:name="P121" style:family="paragraph" style:parent-style-name="Standard">
      <style:text-properties fo:color="#808080" loext:opacity="100%" style:font-name="Ubuntu Mono" fo:font-size="9pt" fo:font-weight="normal" officeooo:paragraph-rsid="032ab327" style:font-size-asian="9pt" style:font-weight-asian="normal" style:font-size-complex="9pt" style:font-weight-complex="normal"/>
    </style:style>
    <style:style style:name="P122" style:family="paragraph" style:parent-style-name="Standard">
      <style:text-properties fo:color="#808080" loext:opacity="100%" style:font-name="Ubuntu Mono" fo:font-size="9pt" officeooo:paragraph-rsid="039f438b" style:font-size-asian="9pt" style:font-size-complex="9pt"/>
    </style:style>
    <style:style style:name="P123" style:family="paragraph" style:parent-style-name="Standard">
      <style:text-properties fo:color="#808080" loext:opacity="100%" style:font-name="Ubuntu Mono" fo:font-size="9pt" officeooo:rsid="03cf63e5" officeooo:paragraph-rsid="03cf63e5" style:font-size-asian="9pt" style:font-size-complex="9pt"/>
    </style:style>
    <style:style style:name="P124" style:family="paragraph" style:parent-style-name="Standard">
      <style:text-properties fo:color="#808080" loext:opacity="100%" style:font-name="Ubuntu Mono" fo:font-size="4pt" fo:font-weight="normal" style:font-size-asian="3.5pt" style:font-weight-asian="normal" style:font-size-complex="4pt" style:font-weight-complex="normal"/>
    </style:style>
    <style:style style:name="P125" style:family="paragraph" style:parent-style-name="Standard">
      <style:text-properties fo:color="#808080" loext:opacity="100%" style:font-name="Ubuntu Mono" fo:font-size="4pt" fo:font-weight="normal" officeooo:paragraph-rsid="032ab327" style:font-size-asian="3.5pt" style:font-weight-asian="normal" style:font-size-complex="4pt" style:font-weight-complex="normal"/>
    </style:style>
    <style:style style:name="P126" style:family="paragraph" style:parent-style-name="Standard">
      <style:text-properties fo:color="#000000" loext:opacity="100%" style:font-name="Ubuntu Mono" fo:font-size="9pt" officeooo:rsid="029f3a46" officeooo:paragraph-rsid="02a46685" style:font-size-asian="9pt" style:font-size-complex="9pt"/>
    </style:style>
    <style:style style:name="P127" style:family="paragraph" style:parent-style-name="Standard">
      <style:text-properties fo:color="#000000" loext:opacity="100%" style:font-name="Ubuntu Mono" fo:font-size="9pt" officeooo:rsid="029f3a46" officeooo:paragraph-rsid="02a54b45" style:font-size-asian="9pt" style:font-size-complex="9pt"/>
    </style:style>
    <style:style style:name="P128" style:family="paragraph" style:parent-style-name="Standard">
      <style:text-properties fo:color="#000000" loext:opacity="100%" style:font-name="Ubuntu Mono" fo:font-size="9pt" officeooo:paragraph-rsid="02c59ee0" style:font-size-asian="9pt" style:font-size-complex="9pt"/>
    </style:style>
    <style:style style:name="P129" style:family="paragraph" style:parent-style-name="Standard">
      <style:text-properties fo:color="#000000" loext:opacity="100%" style:font-name="Ubuntu Mono" fo:font-size="9pt" officeooo:paragraph-rsid="0441401b" style:font-size-asian="9pt" style:font-size-complex="9pt"/>
    </style:style>
    <style:style style:name="P130" style:family="paragraph" style:parent-style-name="Standard">
      <style:text-properties fo:color="#000000" loext:opacity="100%" style:font-name="Ubuntu Mono" fo:font-size="9pt" officeooo:paragraph-rsid="0463fd1a" style:font-size-asian="9pt" style:font-size-complex="9pt"/>
    </style:style>
    <style:style style:name="P131" style:family="paragraph" style:parent-style-name="Standard">
      <style:text-properties fo:color="#000000" loext:opacity="100%" style:font-name="Ubuntu Mono" fo:font-size="9pt" officeooo:paragraph-rsid="0441401b" style:font-size-asian="9pt" style:font-size-complex="9pt"/>
    </style:style>
    <style:style style:name="P132" style:family="paragraph" style:parent-style-name="Standard">
      <style:text-properties fo:color="#000000" loext:opacity="100%" style:font-name="Ubuntu Mono" fo:font-size="9pt" officeooo:paragraph-rsid="046c15f1" style:font-size-asian="9pt" style:font-size-complex="9pt"/>
    </style:style>
    <style:style style:name="P133" style:family="paragraph" style:parent-style-name="Standard">
      <style:text-properties style:font-name="Ubuntu Mono" fo:font-size="9pt" fo:font-weight="bold" officeooo:rsid="03faad8d" officeooo:paragraph-rsid="046c15f1" style:font-size-asian="9pt" style:font-weight-asian="bold" style:font-size-complex="9pt" style:font-weight-complex="bold"/>
    </style:style>
    <style:style style:name="P134" style:family="paragraph" style:parent-style-name="Standard">
      <style:text-properties style:font-name="Ubuntu Mono" fo:font-size="9pt" officeooo:paragraph-rsid="044edbba" style:font-size-asian="9pt" style:font-size-complex="9pt"/>
    </style:style>
    <style:style style:name="P135" style:family="paragraph" style:parent-style-name="Standard">
      <style:text-properties style:font-name="Ubuntu Mono" fo:font-size="9pt" officeooo:rsid="0459f1ea" officeooo:paragraph-rsid="0459f1ea" style:font-size-asian="9pt" style:font-size-complex="9pt"/>
    </style:style>
    <style:style style:name="P136" style:family="paragraph" style:parent-style-name="Standard">
      <style:text-properties style:font-name="Ubuntu Mono" fo:font-size="9pt" officeooo:rsid="0459f1ea" officeooo:paragraph-rsid="046c15f1" style:font-size-asian="9pt" style:font-size-complex="9pt"/>
    </style:style>
    <style:style style:name="P137" style:family="paragraph" style:parent-style-name="Standard">
      <style:text-properties style:font-name="Ubuntu Mono" fo:font-size="9pt" officeooo:rsid="0457ecf2" officeooo:paragraph-rsid="046c15f1" style:font-size-asian="9pt" style:font-size-complex="9pt"/>
    </style:style>
    <style:style style:name="P138" style:family="paragraph" style:parent-style-name="Standard">
      <style:text-properties style:font-name="Ubuntu Mono" fo:font-size="9pt" officeooo:rsid="04600291" officeooo:paragraph-rsid="046c15f1" style:font-size-asian="9pt" style:font-size-complex="9pt"/>
    </style:style>
    <style:style style:name="P139" style:family="paragraph" style:parent-style-name="Standard">
      <style:text-properties style:font-name="Ubuntu Mono" fo:font-size="9pt" officeooo:rsid="0418e3c5" officeooo:paragraph-rsid="046c15f1" style:font-size-asian="9pt" style:font-size-complex="9pt"/>
    </style:style>
    <style:style style:name="P140" style:family="paragraph" style:parent-style-name="Standard">
      <style:text-properties style:font-name="Ubuntu Mono" fo:font-size="9pt" officeooo:rsid="041be136" officeooo:paragraph-rsid="046c15f1" style:font-size-asian="9pt" style:font-size-complex="9pt"/>
    </style:style>
    <style:style style:name="P141" style:family="paragraph" style:parent-style-name="Standard">
      <style:text-properties style:font-name="Ubuntu Mono" fo:font-size="9pt" officeooo:rsid="041be136" officeooo:paragraph-rsid="048be68a" style:font-size-asian="9pt" style:font-size-complex="9pt"/>
    </style:style>
    <style:style style:name="P142" style:family="paragraph" style:parent-style-name="Standard">
      <style:text-properties style:font-name="Ubuntu Mono" fo:font-size="9pt" officeooo:rsid="046391a5" officeooo:paragraph-rsid="046c15f1" style:font-size-asian="9pt" style:font-size-complex="9pt"/>
    </style:style>
    <style:style style:name="P143" style:family="paragraph" style:parent-style-name="Standard">
      <style:text-properties style:font-name="Ubuntu Mono" fo:font-size="9pt" officeooo:rsid="0463fd1a" officeooo:paragraph-rsid="0463fd1a" style:font-size-asian="9pt" style:font-size-complex="9pt"/>
    </style:style>
    <style:style style:name="P144" style:family="paragraph" style:parent-style-name="Standard">
      <style:text-properties style:font-name="Ubuntu Mono" fo:font-size="9pt" officeooo:rsid="0463fd1a" officeooo:paragraph-rsid="046c15f1" style:font-size-asian="9pt" style:font-size-complex="9pt"/>
    </style:style>
    <style:style style:name="P145" style:family="paragraph" style:parent-style-name="Standard">
      <style:text-properties style:font-name="Ubuntu Mono" fo:font-size="9pt" officeooo:paragraph-rsid="046c15f1" style:font-size-asian="9pt" style:font-size-complex="9pt"/>
    </style:style>
    <style:style style:name="P146" style:family="paragraph" style:parent-style-name="Standard">
      <style:text-properties style:font-name="Ubuntu Mono" fo:font-size="9pt" officeooo:rsid="04792513" officeooo:paragraph-rsid="04792513" style:font-size-asian="9pt" style:font-size-complex="9pt"/>
    </style:style>
    <style:style style:name="P147" style:family="paragraph" style:parent-style-name="Standard">
      <style:text-properties style:font-name="Ubuntu Mono" fo:font-size="9pt" officeooo:rsid="047d86b7" officeooo:paragraph-rsid="047d86b7" style:font-size-asian="9pt" style:font-size-complex="9pt"/>
    </style:style>
    <style:style style:name="P148" style:family="paragraph" style:parent-style-name="Standard">
      <style:text-properties style:font-name="Ubuntu Mono" fo:font-size="9pt" officeooo:rsid="047d86b7" officeooo:paragraph-rsid="048be68a" style:font-size-asian="9pt" style:font-size-complex="9pt"/>
    </style:style>
    <style:style style:name="P149" style:family="paragraph" style:parent-style-name="Standard">
      <style:text-properties style:font-name="Ubuntu Mono" fo:font-size="9pt" officeooo:rsid="048c1b6d" officeooo:paragraph-rsid="048c1b6d" style:font-size-asian="9pt" style:font-size-complex="9pt"/>
    </style:style>
    <style:style style:name="P150" style:family="paragraph" style:parent-style-name="Standard">
      <style:text-properties style:font-name="Ubuntu Mono" fo:font-size="4pt" fo:font-weight="bold" officeooo:rsid="027ec47c" officeooo:paragraph-rsid="046c15f1" style:font-size-asian="3.5pt" style:font-weight-asian="bold" style:font-size-complex="4pt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28566c"/>
    </style:style>
    <style:style style:name="T3" style:family="text">
      <style:text-properties fo:color="#808080" loext:opacity="100%" officeooo:rsid="020229dd"/>
    </style:style>
    <style:style style:name="T4" style:family="text">
      <style:text-properties fo:color="#808080" loext:opacity="100%" officeooo:rsid="0337d6ed"/>
    </style:style>
    <style:style style:name="T5" style:family="text">
      <style:text-properties fo:color="#808080" loext:opacity="100%" officeooo:rsid="034b38b6"/>
    </style:style>
    <style:style style:name="T6" style:family="text">
      <style:text-properties fo:color="#808080" loext:opacity="100%" officeooo:rsid="03cc66ef"/>
    </style:style>
    <style:style style:name="T7" style:family="text">
      <style:text-properties fo:color="#808080" loext:opacity="100%" officeooo:rsid="03cf13f9"/>
    </style:style>
    <style:style style:name="T8" style:family="text">
      <style:text-properties fo:color="#808080" loext:opacity="100%" officeooo:rsid="03cf63e5"/>
    </style:style>
    <style:style style:name="T9" style:family="text">
      <style:text-properties fo:color="#808080" loext:opacity="100%" officeooo:rsid="0138130a"/>
    </style:style>
    <style:style style:name="T10" style:family="text">
      <style:text-properties fo:color="#808080" loext:opacity="100%" officeooo:rsid="04862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e07cdb" style:font-weight-asian="normal" style:font-weight-complex="normal"/>
    </style:style>
    <style:style style:name="T13" style:family="text">
      <style:text-properties fo:font-weight="normal" officeooo:rsid="00e5aa73" style:font-weight-asian="normal" style:font-weight-complex="normal"/>
    </style:style>
    <style:style style:name="T14" style:family="text">
      <style:text-properties fo:font-weight="normal" officeooo:rsid="00e73304" style:font-weight-asian="normal" style:font-weight-complex="normal"/>
    </style:style>
    <style:style style:name="T15" style:family="text">
      <style:text-properties fo:font-weight="normal" officeooo:rsid="00ea0f7b" style:font-weight-asian="normal" style:font-weight-complex="normal"/>
    </style:style>
    <style:style style:name="T16" style:family="text">
      <style:text-properties fo:font-weight="normal" officeooo:rsid="00f083e1" style:font-weight-asian="normal" style:font-weight-complex="normal"/>
    </style:style>
    <style:style style:name="T17" style:family="text">
      <style:text-properties fo:font-weight="normal" officeooo:rsid="00f13522" style:font-weight-asian="normal" style:font-weight-complex="normal"/>
    </style:style>
    <style:style style:name="T18" style:family="text">
      <style:text-properties fo:font-weight="normal" officeooo:rsid="00f37191" style:font-weight-asian="normal" style:font-weight-complex="normal"/>
    </style:style>
    <style:style style:name="T19" style:family="text">
      <style:text-properties fo:font-weight="normal" officeooo:rsid="00f628bf" style:font-weight-asian="normal" style:font-weight-complex="normal"/>
    </style:style>
    <style:style style:name="T20" style:family="text">
      <style:text-properties fo:font-weight="normal" officeooo:rsid="00f84a57" style:font-weight-asian="normal" style:font-weight-complex="normal"/>
    </style:style>
    <style:style style:name="T21" style:family="text">
      <style:text-properties fo:font-weight="normal" officeooo:rsid="00f95093" style:font-weight-asian="normal" style:font-weight-complex="normal"/>
    </style:style>
    <style:style style:name="T22" style:family="text">
      <style:text-properties fo:font-weight="normal" officeooo:rsid="00fbf390" style:font-weight-asian="normal" style:font-weight-complex="normal"/>
    </style:style>
    <style:style style:name="T23" style:family="text">
      <style:text-properties fo:font-weight="normal" officeooo:rsid="00fd6e15" style:font-weight-asian="normal" style:font-weight-complex="normal"/>
    </style:style>
    <style:style style:name="T24" style:family="text">
      <style:text-properties fo:font-weight="normal" officeooo:rsid="00fee1ae" style:font-weight-asian="normal" style:font-weight-complex="normal"/>
    </style:style>
    <style:style style:name="T25" style:family="text">
      <style:text-properties fo:font-weight="normal" officeooo:rsid="0100fa9f" style:font-weight-asian="normal" style:font-weight-complex="normal"/>
    </style:style>
    <style:style style:name="T26" style:family="text">
      <style:text-properties fo:font-weight="normal" officeooo:rsid="0104550f" style:font-weight-asian="normal" style:font-weight-complex="normal"/>
    </style:style>
    <style:style style:name="T27" style:family="text">
      <style:text-properties fo:font-weight="normal" officeooo:rsid="01058ff7" style:font-weight-asian="normal" style:font-weight-complex="normal"/>
    </style:style>
    <style:style style:name="T28" style:family="text">
      <style:text-properties fo:font-weight="normal" officeooo:rsid="010c0741" style:font-weight-asian="normal" style:font-weight-complex="normal"/>
    </style:style>
    <style:style style:name="T29" style:family="text">
      <style:text-properties fo:font-weight="normal" officeooo:rsid="010cb8ee" style:font-weight-asian="normal" style:font-weight-complex="normal"/>
    </style:style>
    <style:style style:name="T30" style:family="text">
      <style:text-properties fo:font-weight="normal" officeooo:rsid="011fbf63" style:font-weight-asian="normal" style:font-weight-complex="normal"/>
    </style:style>
    <style:style style:name="T31" style:family="text">
      <style:text-properties fo:font-weight="normal" officeooo:rsid="0121340b" style:font-weight-asian="normal" style:font-weight-complex="normal"/>
    </style:style>
    <style:style style:name="T32" style:family="text">
      <style:text-properties fo:font-weight="normal" officeooo:rsid="01b8dde2" style:font-weight-asian="normal" style:font-weight-complex="normal"/>
    </style:style>
    <style:style style:name="T33" style:family="text">
      <style:text-properties fo:font-weight="normal" officeooo:rsid="01ddda30" style:font-weight-asian="normal" style:font-weight-complex="normal"/>
    </style:style>
    <style:style style:name="T34" style:family="text">
      <style:text-properties fo:font-weight="normal" officeooo:rsid="01e07642" style:font-weight-asian="normal" style:font-weight-complex="normal"/>
    </style:style>
    <style:style style:name="T35" style:family="text">
      <style:text-properties fo:font-weight="normal" officeooo:rsid="01e3bb6f" style:font-weight-asian="normal" style:font-weight-complex="normal"/>
    </style:style>
    <style:style style:name="T36" style:family="text">
      <style:text-properties fo:font-weight="normal" officeooo:rsid="011e5ec3" style:font-weight-asian="normal" style:font-weight-complex="normal"/>
    </style:style>
    <style:style style:name="T37" style:family="text">
      <style:text-properties officeooo:rsid="00150b21"/>
    </style:style>
    <style:style style:name="T38" style:family="text">
      <style:text-properties officeooo:rsid="00153464"/>
    </style:style>
    <style:style style:name="T39" style:family="text">
      <style:text-properties officeooo:rsid="00868685"/>
    </style:style>
    <style:style style:name="T40" style:family="text">
      <style:text-properties officeooo:rsid="0089fcf2"/>
    </style:style>
    <style:style style:name="T41" style:family="text">
      <style:text-properties officeooo:rsid="008b036e"/>
    </style:style>
    <style:style style:name="T42" style:family="text">
      <style:text-properties officeooo:rsid="008c16aa"/>
    </style:style>
    <style:style style:name="T43" style:family="text">
      <style:text-properties officeooo:rsid="00bb46af"/>
    </style:style>
    <style:style style:name="T44" style:family="text">
      <style:text-properties officeooo:rsid="00bbe2b3"/>
    </style:style>
    <style:style style:name="T45" style:family="text">
      <style:text-properties officeooo:rsid="00bd04b2"/>
    </style:style>
    <style:style style:name="T46" style:family="text">
      <style:text-properties officeooo:rsid="00c69a3d"/>
    </style:style>
    <style:style style:name="T47" style:family="text">
      <style:text-properties officeooo:rsid="00c98294"/>
    </style:style>
    <style:style style:name="T48" style:family="text">
      <style:text-properties officeooo:rsid="00cabd22"/>
    </style:style>
    <style:style style:name="T49" style:family="text">
      <style:text-properties officeooo:rsid="00cc8db7"/>
    </style:style>
    <style:style style:name="T50" style:family="text">
      <style:text-properties officeooo:rsid="010e89b9"/>
    </style:style>
    <style:style style:name="T51" style:family="text">
      <style:text-properties officeooo:rsid="012a2f55"/>
    </style:style>
    <style:style style:name="T52" style:family="text">
      <style:text-properties officeooo:rsid="012c98d8"/>
    </style:style>
    <style:style style:name="T53" style:family="text">
      <style:text-properties officeooo:rsid="0138130a"/>
    </style:style>
    <style:style style:name="T54" style:family="text">
      <style:text-properties officeooo:rsid="01432072"/>
    </style:style>
    <style:style style:name="T55" style:family="text">
      <style:text-properties officeooo:rsid="014cddc7"/>
    </style:style>
    <style:style style:name="T56" style:family="text">
      <style:text-properties officeooo:rsid="01504d90"/>
    </style:style>
    <style:style style:name="T57" style:family="text">
      <style:text-properties officeooo:rsid="0151f7b2"/>
    </style:style>
    <style:style style:name="T58" style:family="text">
      <style:text-properties officeooo:rsid="0153d099"/>
    </style:style>
    <style:style style:name="T59" style:family="text">
      <style:text-properties officeooo:rsid="0154a06f"/>
    </style:style>
    <style:style style:name="T60" style:family="text">
      <style:text-properties officeooo:rsid="01566140"/>
    </style:style>
    <style:style style:name="T61" style:family="text">
      <style:text-properties officeooo:rsid="015703ba"/>
    </style:style>
    <style:style style:name="T62" style:family="text">
      <style:text-properties officeooo:rsid="015af642"/>
    </style:style>
    <style:style style:name="T63" style:family="text">
      <style:text-properties officeooo:rsid="015b8d7b"/>
    </style:style>
    <style:style style:name="T64" style:family="text">
      <style:text-properties officeooo:rsid="015c6576"/>
    </style:style>
    <style:style style:name="T65" style:family="text">
      <style:text-properties officeooo:rsid="015d4ecd"/>
    </style:style>
    <style:style style:name="T66" style:family="text">
      <style:text-properties officeooo:rsid="015df375"/>
    </style:style>
    <style:style style:name="T67" style:family="text">
      <style:text-properties officeooo:rsid="0163f96a"/>
    </style:style>
    <style:style style:name="T68" style:family="text">
      <style:text-properties officeooo:rsid="0164c584"/>
    </style:style>
    <style:style style:name="T69" style:family="text">
      <style:text-properties officeooo:rsid="016616a9"/>
    </style:style>
    <style:style style:name="T70" style:family="text">
      <style:text-properties officeooo:rsid="016b082a"/>
    </style:style>
    <style:style style:name="T71" style:family="text">
      <style:text-properties officeooo:rsid="016d06ec"/>
    </style:style>
    <style:style style:name="T72" style:family="text">
      <style:text-properties officeooo:rsid="016ef333"/>
    </style:style>
    <style:style style:name="T73" style:family="text">
      <style:text-properties officeooo:rsid="016f3c58"/>
    </style:style>
    <style:style style:name="T74" style:family="text">
      <style:text-properties officeooo:rsid="0184218b"/>
    </style:style>
    <style:style style:name="T75" style:family="text">
      <style:text-properties officeooo:rsid="01851afe"/>
    </style:style>
    <style:style style:name="T76" style:family="text">
      <style:text-properties officeooo:rsid="01856f4d"/>
    </style:style>
    <style:style style:name="T77" style:family="text">
      <style:text-properties officeooo:rsid="01870fed"/>
    </style:style>
    <style:style style:name="T78" style:family="text">
      <style:text-properties officeooo:rsid="01881dc6"/>
    </style:style>
    <style:style style:name="T79" style:family="text">
      <style:text-properties officeooo:rsid="0188a28e"/>
    </style:style>
    <style:style style:name="T80" style:family="text">
      <style:text-properties officeooo:rsid="018d527c"/>
    </style:style>
    <style:style style:name="T81" style:family="text">
      <style:text-properties officeooo:rsid="019055dc"/>
    </style:style>
    <style:style style:name="T82" style:family="text">
      <style:text-properties officeooo:rsid="01936849"/>
    </style:style>
    <style:style style:name="T83" style:family="text">
      <style:text-properties officeooo:rsid="0194c6c8"/>
    </style:style>
    <style:style style:name="T84" style:family="text">
      <style:text-properties officeooo:rsid="01964d7c"/>
    </style:style>
    <style:style style:name="T85" style:family="text">
      <style:text-properties officeooo:rsid="01985236"/>
    </style:style>
    <style:style style:name="T86" style:family="text">
      <style:text-properties officeooo:rsid="0199d436"/>
    </style:style>
    <style:style style:name="T87" style:family="text">
      <style:text-properties officeooo:rsid="019dfedb"/>
    </style:style>
    <style:style style:name="T88" style:family="text">
      <style:text-properties officeooo:rsid="019f9d5f"/>
    </style:style>
    <style:style style:name="T89" style:family="text">
      <style:text-properties officeooo:rsid="01a35bcd"/>
    </style:style>
    <style:style style:name="T90" style:family="text">
      <style:text-properties officeooo:rsid="01a4a538"/>
    </style:style>
    <style:style style:name="T91" style:family="text">
      <style:text-properties officeooo:rsid="01a5289e"/>
    </style:style>
    <style:style style:name="T92" style:family="text">
      <style:text-properties officeooo:rsid="01a74af9"/>
    </style:style>
    <style:style style:name="T93" style:family="text">
      <style:text-properties officeooo:rsid="01acbddd"/>
    </style:style>
    <style:style style:name="T94" style:family="text">
      <style:text-properties officeooo:rsid="01afc0f0"/>
    </style:style>
    <style:style style:name="T95" style:family="text">
      <style:text-properties officeooo:rsid="01c055c6"/>
    </style:style>
    <style:style style:name="T96" style:family="text">
      <style:text-properties officeooo:rsid="01ca7602"/>
    </style:style>
    <style:style style:name="T97" style:family="text">
      <style:text-properties officeooo:rsid="01d01b2b"/>
    </style:style>
    <style:style style:name="T98" style:family="text">
      <style:text-properties officeooo:rsid="01d7b254"/>
    </style:style>
    <style:style style:name="T99" style:family="text">
      <style:text-properties officeooo:rsid="01d8902a"/>
    </style:style>
    <style:style style:name="T100" style:family="text">
      <style:text-properties officeooo:rsid="01dbdf15"/>
    </style:style>
    <style:style style:name="T101" style:family="text">
      <style:text-properties officeooo:rsid="02103fbb"/>
    </style:style>
    <style:style style:name="T102" style:family="text">
      <style:text-properties officeooo:rsid="021c10a9"/>
    </style:style>
    <style:style style:name="T103" style:family="text">
      <style:text-properties officeooo:rsid="021d45d2"/>
    </style:style>
    <style:style style:name="T104" style:family="text">
      <style:text-properties officeooo:rsid="021f2bdf"/>
    </style:style>
    <style:style style:name="T105" style:family="text">
      <style:text-properties officeooo:rsid="022000ec"/>
    </style:style>
    <style:style style:name="T106" style:family="text">
      <style:text-properties officeooo:rsid="02211e8e"/>
    </style:style>
    <style:style style:name="T107" style:family="text">
      <style:text-properties officeooo:rsid="0222e761"/>
    </style:style>
    <style:style style:name="T108" style:family="text">
      <style:text-properties officeooo:rsid="02383f0f"/>
    </style:style>
    <style:style style:name="T109" style:family="text">
      <style:text-properties officeooo:rsid="0252ce5e"/>
    </style:style>
    <style:style style:name="T110" style:family="text">
      <style:text-properties officeooo:rsid="0270fc8f"/>
    </style:style>
    <style:style style:name="T111" style:family="text">
      <style:text-properties officeooo:rsid="029f4442"/>
    </style:style>
    <style:style style:name="T112" style:family="text">
      <style:text-properties officeooo:rsid="02a01eeb"/>
    </style:style>
    <style:style style:name="T113" style:family="text">
      <style:text-properties officeooo:rsid="02a64ac1"/>
    </style:style>
    <style:style style:name="T114" style:family="text">
      <style:text-properties officeooo:rsid="02a82516"/>
    </style:style>
    <style:style style:name="T115" style:family="text">
      <style:text-properties officeooo:rsid="02b0e644"/>
    </style:style>
    <style:style style:name="T116" style:family="text">
      <style:text-properties officeooo:rsid="02b20df2"/>
    </style:style>
    <style:style style:name="T117" style:family="text">
      <style:text-properties officeooo:rsid="02c79d87"/>
    </style:style>
    <style:style style:name="T118" style:family="text">
      <style:text-properties officeooo:rsid="02c7eb34"/>
    </style:style>
    <style:style style:name="T119" style:family="text">
      <style:text-properties officeooo:rsid="02c9a254"/>
    </style:style>
    <style:style style:name="T120" style:family="text">
      <style:text-properties officeooo:rsid="02cc4105"/>
    </style:style>
    <style:style style:name="T121" style:family="text">
      <style:text-properties officeooo:rsid="02d345e6"/>
    </style:style>
    <style:style style:name="T122" style:family="text">
      <style:text-properties officeooo:rsid="02d62c7c"/>
    </style:style>
    <style:style style:name="T123" style:family="text">
      <style:text-properties officeooo:rsid="02ec9741"/>
    </style:style>
    <style:style style:name="T124" style:family="text">
      <style:text-properties officeooo:rsid="02f373e7"/>
    </style:style>
    <style:style style:name="T125" style:family="text">
      <style:text-properties officeooo:rsid="02f9e16d"/>
    </style:style>
    <style:style style:name="T126" style:family="text">
      <style:text-properties officeooo:rsid="0300b006"/>
    </style:style>
    <style:style style:name="T127" style:family="text">
      <style:text-properties officeooo:rsid="03018e0e"/>
    </style:style>
    <style:style style:name="T128" style:family="text">
      <style:text-properties officeooo:rsid="03a7e9fc"/>
    </style:style>
    <style:style style:name="T129" style:family="text">
      <style:text-properties officeooo:rsid="03af7c55"/>
    </style:style>
    <style:style style:name="T130" style:family="text">
      <style:text-properties officeooo:rsid="03b13270"/>
    </style:style>
    <style:style style:name="T131" style:family="text">
      <style:text-properties officeooo:rsid="03c7d22f"/>
    </style:style>
    <style:style style:name="T132" style:family="text">
      <style:text-properties officeooo:rsid="03d94047"/>
    </style:style>
    <style:style style:name="T133" style:family="text">
      <style:text-properties officeooo:rsid="03dac62f"/>
    </style:style>
    <style:style style:name="T134" style:family="text">
      <style:text-properties officeooo:rsid="03dd08eb"/>
    </style:style>
    <style:style style:name="T135" style:family="text">
      <style:text-properties officeooo:rsid="03e33b9e"/>
    </style:style>
    <style:style style:name="T136" style:family="text">
      <style:text-properties officeooo:rsid="03f58389"/>
    </style:style>
    <style:style style:name="T137" style:family="text">
      <style:text-properties officeooo:rsid="03f7be3b"/>
    </style:style>
    <style:style style:name="T138" style:family="text">
      <style:text-properties officeooo:rsid="03f81821"/>
    </style:style>
    <style:style style:name="T139" style:family="text">
      <style:text-properties officeooo:rsid="03f8c12d"/>
    </style:style>
    <style:style style:name="T140" style:family="text">
      <style:text-properties officeooo:rsid="03ff2052"/>
    </style:style>
    <style:style style:name="T141" style:family="text">
      <style:text-properties officeooo:rsid="040a6530"/>
    </style:style>
    <style:style style:name="T142" style:family="text">
      <style:text-properties officeooo:rsid="040b08d9"/>
    </style:style>
    <style:style style:name="T143" style:family="text">
      <style:text-properties officeooo:rsid="040f9270"/>
    </style:style>
    <style:style style:name="T144" style:family="text">
      <style:text-properties officeooo:rsid="0410a9c6"/>
    </style:style>
    <style:style style:name="T145" style:family="text">
      <style:text-properties officeooo:rsid="0419e83f"/>
    </style:style>
    <style:style style:name="T146" style:family="text">
      <style:text-properties officeooo:rsid="041d7bb9"/>
    </style:style>
    <style:style style:name="T147" style:family="text">
      <style:text-properties officeooo:rsid="041e1ac1"/>
    </style:style>
    <style:style style:name="T148" style:family="text">
      <style:text-properties officeooo:rsid="041e6e12"/>
    </style:style>
    <style:style style:name="T149" style:family="text">
      <style:text-properties officeooo:rsid="0421e413"/>
    </style:style>
    <style:style style:name="T150" style:family="text">
      <style:text-properties officeooo:rsid="042c16e2"/>
    </style:style>
    <style:style style:name="T151" style:family="text">
      <style:text-properties officeooo:rsid="042d2306"/>
    </style:style>
    <style:style style:name="T152" style:family="text">
      <style:text-properties officeooo:rsid="043028ee"/>
    </style:style>
    <style:style style:name="T153" style:family="text">
      <style:text-properties officeooo:rsid="0433e1d1"/>
    </style:style>
    <style:style style:name="T154" style:family="text">
      <style:text-properties officeooo:rsid="0435ded3"/>
    </style:style>
    <style:style style:name="T155" style:family="text">
      <style:text-properties officeooo:rsid="04378eda"/>
    </style:style>
    <style:style style:name="T156" style:family="text">
      <style:text-properties officeooo:rsid="0457fffe"/>
    </style:style>
    <style:style style:name="T157" style:family="text">
      <style:text-properties officeooo:rsid="045a96b0"/>
    </style:style>
    <style:style style:name="T158" style:family="text">
      <style:text-properties officeooo:rsid="046391a5"/>
    </style:style>
    <style:style style:name="T159" style:family="text">
      <style:text-properties officeooo:rsid="0463fcdd"/>
    </style:style>
    <style:style style:name="T160" style:family="text">
      <style:text-properties officeooo:rsid="04669265"/>
    </style:style>
    <style:style style:name="T161" style:family="text">
      <style:text-properties officeooo:rsid="0469bbd0"/>
    </style:style>
    <style:style style:name="T162" style:family="text">
      <style:text-properties officeooo:rsid="046ab345"/>
    </style:style>
    <style:style style:name="T163" style:family="text">
      <style:text-properties officeooo:rsid="04742b2b"/>
    </style:style>
    <style:style style:name="T164" style:family="text">
      <style:text-properties officeooo:rsid="047bc809"/>
    </style:style>
    <style:style style:name="T165" style:family="text">
      <style:text-properties officeooo:rsid="047de9c6"/>
    </style:style>
    <style:style style:name="T166" style:family="text">
      <style:text-properties officeooo:rsid="048180b9"/>
    </style:style>
    <style:style style:name="T167" style:family="text">
      <style:text-properties officeooo:rsid="048be68a"/>
    </style:style>
    <style:style style:name="T168" style:family="text">
      <style:text-properties officeooo:rsid="0491805f"/>
    </style:style>
    <style:style style:name="T169" style:family="text">
      <style:text-properties officeooo:rsid="0492c813"/>
    </style:style>
    <style:style style:name="T170" style:family="text">
      <style:text-properties officeooo:rsid="04941b4e"/>
    </style:style>
    <style:style style:name="T171" style:family="text">
      <style:text-properties officeooo:rsid="0495018b"/>
    </style:style>
    <style:style style:name="T172" style:family="text">
      <style:text-properties officeooo:rsid="0495cb50"/>
    </style:style>
    <style:style style:name="T173" style:family="text">
      <style:text-properties officeooo:rsid="0497971f"/>
    </style:style>
    <style:style style:name="T174" style:family="text">
      <style:text-properties officeooo:rsid="0497b0ee"/>
    </style:style>
    <style:style style:name="T175" style:family="text">
      <style:text-properties officeooo:rsid="04981b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QUENCE – <text:span text:style-name="T101">INSTRUCTIONS</text:span></text:p>
      <text:p text:style-name="P106"><text:span text:style-name="T1">(2025 Feb </text:span><text:span text:style-name="T3">1</text:span><text:span text:style-name="T10">4</text:span><text:span text:style-name="T1"> version)</text:span></text:p>
      <text:p text:style-name="P108"/>
      <text:p text:style-name="P46">Quence is a password generator that makes <text:span text:style-name="T120">strong, </text:span>short, memorable passwords.</text:p>
      <text:p text:style-name="P45"><text:span text:style-name="T122">To use it, y</text:span>ou only need this document <text:span text:style-name="T122">(including the two attached tables</text:span>), and a six-sided die.</text:p>
      <text:p text:style-name="P45">Having two or four six-sided dice might make it easier.</text:p>
      <text:p text:style-name="P44"/>
      <text:p text:style-name="P43">Quence <text:span text:style-name="T44">makes</text:span> fake words like ‘<text:span text:style-name="T43">apetol’, ‘shults’, ‘phabid’...</text:span></text:p>
      <text:p text:style-name="P42"><text:span text:style-name="T125">Each word is </text:span><text:span text:style-name="T123">made </text:span><text:span text:style-name="T126">from</text:span><text:span text:style-name="T123"> a half-word from the FIRST</text:span><text:span text:style-name="T129">3</text:span><text:span text:style-name="T123"> t</text:span><text:span text:style-name="T124">able</text:span><text:span text:style-name="T123"> </text:span><text:span text:style-name="T127">plus</text:span><text:span text:style-name="T123"> a half-word from the LAST</text:span><text:span text:style-name="T130">3</text:span><text:span text:style-name="T123"> table.</text:span></text:p>
      <text:p text:style-name="P105">Each <text:span text:style-name="T45">table</text:span> is a 6×6 grid of blocks.</text:p>
      <text:p text:style-name="P105">Each block is a 6×6 grid of half-words.</text:p>
      <text:p text:style-name="P76"/>
      <text:p text:style-name="P116"/>
      <text:p text:style-name="P73">1. Look at the FIRST<text:span text:style-name="T129">3</text:span> table. <text:span text:style-name="T132">Choose a random block by rolling the die for </text:span><text:span text:style-name="T133">the</text:span><text:span text:style-name="T132"> row and then </text:span><text:span text:style-name="T133">the </text:span><text:span text:style-name="T132">column.</text:span></text:p>
      <text:p text:style-name="P115"/>
      <text:p text:style-name="P73"><text:span text:style-name="T1"><text:s text:c="12"/>Example: </text:span><text:span text:style-name="T4">1 2 --&gt;</text:span><text:span text:style-name="T1"> row 1 and column 2 --&gt; the block with ‘abo’ and ‘cal’</text:span></text:p>
      <text:p text:style-name="P74"/>
      <text:p text:style-name="P114"/>
      <text:p text:style-name="P72">2. Look at that block. <text:span text:style-name="T134">Choose a random half-word by rolling the die twice in the same way.</text:span></text:p>
      <text:p text:style-name="P124"/>
      <text:p text:style-name="P120"><text:s text:c="12"/>Example: 3 4 --&gt; row 3 and column 4 --&gt; ‘ape’</text:p>
      <text:p text:style-name="P121"/>
      <text:p text:style-name="P125"/>
      <text:p text:style-name="P71">3. <text:span text:style-name="T37">Look at the LAST</text:span><text:span text:style-name="T129">3</text:span><text:span text:style-name="T37"> table. Repeat the same steps </text:span><text:span text:style-name="T131">to</text:span><text:span text:style-name="T37"> </text:span><text:span text:style-name="T128">choo</text:span><text:span text:style-name="T131">se</text:span><text:span text:style-name="T128"> a random half-word by </text:span><text:span text:style-name="T38">rolling four more times.</text:span></text:p>
      <text:p text:style-name="P112"/>
      <text:p text:style-name="P120"><text:s text:c="12"/>Example: 6 1 2 4 --&gt; ‘tol’</text:p>
      <text:p text:style-name="P75"/>
      <text:p text:style-name="P113"/>
      <text:p text:style-name="P1"><text:span text:style-name="T11">4. Put these h</text:span>alf-words together to make a word.</text:p>
      <text:p text:style-name="P109"/>
      <text:p text:style-name="P122"><text:s text:c="12"/>Example: ‘apetol’</text:p>
      <text:p text:style-name="P122"><text:s text:c="12"/>If the word isn’t <text:span text:style-name="T136">possible</text:span> (like ‘oatnto’), you can throw out that word and start <text:span text:style-name="T135">again</text:span>.</text:p>
      <text:p text:style-name="P122"><text:s text:c="12"/><text:span text:style-name="T137">But don’t be too picky. </text:span><text:span text:style-name="T138">If you throw out more than about half the words you generate,</text:span></text:p>
      <text:p text:style-name="P122"><text:s text:c="12"/><text:span text:style-name="T138">your password may turn out slightly weaker than you expect. See below for details.</text:span></text:p>
      <text:p text:style-name="P19"/>
      <text:p text:style-name="P110"/>
      <text:p text:style-name="P17">5. Repeat steps 1-<text:span text:style-name="T97">4</text:span> to make as many words as you want.</text:p>
      <text:p text:style-name="P111"/>
      <text:p text:style-name="P18"><text:s text:c="12"/><text:span text:style-name="T6">Three </text:span><text:span text:style-name="T7">words is a reasonably strong password, four words is very strong.</text:span></text:p>
      <text:p text:style-name="P18"><text:span text:style-name="T7"><text:s text:c="12"/></text:span><text:span text:style-name="T8">More than four is probably more than necessary for any practical application.</text:span></text:p>
      <text:p text:style-name="P123"><text:s text:c="12"/>See below for details.</text:p>
      <text:p text:style-name="P19"/>
      <text:p text:style-name="P110"/>
      <text:p text:style-name="P1">6. Connect the words together to make a password.</text:p>
      <text:p text:style-name="P111"/>
      <text:p text:style-name="P17"><text:span text:style-name="T1"><text:s text:c="12"/>Example: capitalize and put periods between them --&gt; Apetol.Shults.Phabid<text:line-break/> <text:s text:c="11"/></text:span><text:span text:style-name="T5">Example: </text:span><text:span text:style-name="T1">just put them togethe</text:span><text:span text:style-name="T2">r <text:s text:c="17"/>--&gt; </text:span><text:span text:style-name="T1">apetolshultsphabid</text:span></text:p>
      <text:p text:style-name="P41"/>
      <text:p text:style-name="P107"/>
      <text:p text:style-name="P69">How many words for a strong password?</text:p>
      <text:p text:style-name="P117"/>
      <text:p text:style-name="P126"><text:span text:style-name="T139">E</text:span>ach 6-letter word contributes <text:span text:style-name="T141">about 20</text:span> bits of entropy. <text:span text:style-name="T141">(</text:span><text:span text:style-name="T143">Or p</text:span><text:span text:style-name="T142">recisely</text:span><text:span text:style-name="T141"> 20.68 bits.)</text:span></text:p>
      <text:p text:style-name="P126">So three words is a 60-bit password, <text:span text:style-name="T111">which is considered moderately strong</text:span>,</text:p>
      <text:p text:style-name="P127">and four words is a<text:span text:style-name="T111">n</text:span> 80-bit password, <text:span text:style-name="T111">which is considered very strong</text:span>.</text:p>
      <text:p text:style-name="P128"><text:span text:style-name="T112">Five words </text:span><text:span text:style-name="T113">is</text:span><text:span text:style-name="T112"> a 100-bit password, which </text:span><text:span text:style-name="T114">is extremely strong, </text:span><text:span text:style-name="T115">and</text:span><text:span text:style-name="T114"> probably </text:span><text:span text:style-name="T116">unnecessary</text:span><text:span text:style-name="T114"> for most </text:span><text:span text:style-name="T121">uses</text:span><text:span text:style-name="T112">.</text:span></text:p>
      <text:p text:style-name="P128"><text:span text:style-name="T117">A page explaining the details, </text:span><text:span text:style-name="T118">and</text:span><text:span text:style-name="T117"> explaining “bits of entropy,” </text:span><text:span text:style-name="T119">is coming soon.</text:span></text:p>
      <text:p text:style-name="P65"/>
      <text:p text:style-name="P65"/>
      <text:p text:style-name="P68">How many words can you throw out?</text:p>
      <text:p text:style-name="P119"/>
      <text:p text:style-name="P53">You can throw out <text:span text:style-name="T140">any </text:span>words you don’t like.</text:p>
      <text:p text:style-name="P53">However, the “<text:span text:style-name="T144">20.68 bits”</text:span> number above assume<text:span text:style-name="T144">s</text:span> that all selections are absolutely random.</text:p>
      <text:p text:style-name="P53">Any amount of <text:span text:style-name="T162">deliberate</text:span> selection can reduce entropy.</text:p>
      <text:p text:style-name="P53"/>
      <text:p text:style-name="P135">If you want each word to still be 20 bits, you must keep at least 62% <text:span text:style-name="T157">of the words you generate.</text:span></text:p>
      <text:p text:style-name="P149">In other words, if <text:span text:style-name="T168">you generate 5 words </text:span><text:span text:style-name="T172">and </text:span><text:span text:style-name="T175">keep</text:span><text:span text:style-name="T172"> 3 of them</text:span>, <text:span text:style-name="T173">those 3 words</text:span><text:span text:style-name="T169"> are just </text:span><text:span text:style-name="T174">about </text:span><text:span text:style-name="T169">20.00 bits each.</text:span></text:p>
      <text:p text:style-name="P149"/>
      <text:p text:style-name="P51">I find that 70%-85% of generated words are <text:span text:style-name="T145">good </text:span>pronounceable <text:span text:style-name="T145">words – </text:span><text:span text:style-name="T171">happily</text:span><text:span text:style-name="T159">, </text:span><text:span text:style-name="T170">this is </text:span><text:span text:style-name="T159">more than 62%.</text:span></text:p>
      <text:p text:style-name="P141"><text:span text:style-name="T167">Keeping</text:span> only your favorite 70% <text:span text:style-name="T158">will leave each word as 20.16 bits.</text:span></text:p>
      <text:p text:style-name="P147"><text:span text:style-name="T167">Keeping</text:span> only your favorite 50% will leave each word as 19.68 bits.</text:p>
      <text:p text:style-name="P148"><text:span text:style-name="T167">Keeping</text:span> only your favorite <text:span text:style-name="T165">25</text:span>% will leave each word as 18.68 bits.</text:p>
      <text:p text:style-name="P55"/>
      <text:p text:style-name="P143"><text:span text:style-name="T166">T</text:span><text:span text:style-name="T163">hese numbers are </text:span><text:span text:style-name="T164">hard-line calculations based on worst-case assumptions.</text:span></text:p>
      <text:p text:style-name="P146">In reality, you may be able to be more picky without as much reduction in password entropy.</text:p>
      <text:p text:style-name="P130"><text:span text:style-name="T117">A page explaining the details, </text:span><text:span text:style-name="T118">and</text:span><text:span text:style-name="T117"> explaining “bits of entropy,” </text:span><text:span text:style-name="T119">is coming soon.</text:span></text:p>
      <text:p text:style-name="P54"/>
      <text:p text:style-name="P53"/>
      <text:p text:style-name="P53"/>
      <text:p text:style-name="P56"><text:span text:style-name="T1">An automatic digital version of Quence, and </text:span><text:span text:style-name="T9">related</text:span><text:span text:style-name="T1"> files, are available at </text:span><text:a xlink:type="simple" xlink:href="https://github.com/krysdam/quence" text:style-name="Internet_20_link" text:visited-style-name="Visited_20_Internet_20_Link">github.com/krysdam/quence</text:a></text:p>
      <text:p text:style-name="P63">Quence – TECHNICAL DETAILS</text:p>
      <text:p text:style-name="P62"/>
      <text:p text:style-name="P62"/>
      <text:p text:style-name="P64">What is password entropy?</text:p>
      <text:p text:style-name="P104"/>
      <text:p text:style-name="P103">We want a <text:span text:style-name="T54">way to measure password strength.</text:span></text:p>
      <text:p text:style-name="P102">First, what does it mean for a password to be strong?</text:p>
      <text:p text:style-name="P102"/>
      <text:p text:style-name="P101">The worst possible way to choose a password is to always choose the password as ‘a’.</text:p>
      <text:p text:style-name="P100">Then every hacker would know that <text:span text:style-name="T60">your password</text:span> is ‘a’, and they could <text:span text:style-name="T61">take your account instantly.</text:span></text:p>
      <text:p text:style-name="P99">A slightly better way is to choose randomly between ‘a’ and ‘b’.</text:p>
      <text:p text:style-name="P98">Now the hacker must try two options, which is twice as long. <text:span text:style-name="T55">Still not very long, but better.</text:span></text:p>
      <text:p text:style-name="P97"><text:span text:style-name="T57">Even better</text:span>: <text:span text:style-name="T56">choose a random letter from the whole alphabet, </text:span><text:span text:style-name="T58">creating</text:span><text:span text:style-name="T56"> 26 options </text:span><text:span text:style-name="T59">to try</text:span><text:span text:style-name="T56">.</text:span></text:p>
      <text:p text:style-name="P96"><text:span text:style-name="T62">M</text:span>ore options to try, <text:span text:style-name="T63">means more time to hack, means the password is stronger.</text:span></text:p>
      <text:p text:style-name="P96"/>
      <text:p text:style-name="P95">Of course, just 26 options is still <text:span text:style-name="T102">very, very</text:span><text:span text:style-name="T64"> weak.</text:span></text:p>
      <text:p text:style-name="P95"><text:span text:style-name="T65">Modern password-cracking tools </text:span><text:span text:style-name="T66">can </text:span><text:span text:style-name="T103">try</text:span><text:span text:style-name="T66"> millions or even billions of </text:span><text:span text:style-name="T96">guesses</text:span><text:span text:style-name="T66"> every second.</text:span></text:p>
      <text:p text:style-name="P94">Instead of choosing just one letter, we combine many <text:span text:style-name="T95">things</text:span>.</text:p>
      <text:p text:style-name="P93">For example you could choose <text:span text:style-name="T67">five</text:span> random letters, <text:span text:style-name="T68">creating</text:span><text:span text:style-name="T67"> 26</text:span><text:span text:style-name="T72">^5</text:span><text:span text:style-name="T67"> </text:span><text:span text:style-name="T70">= 12 million </text:span><text:span text:style-name="T69">options.</text:span></text:p>
      <text:p text:style-name="P92">Or you could choose <text:span text:style-name="T71">twelve random digits, creating 10^12 = </text:span><text:span text:style-name="T73">1 trillion options.</text:span></text:p>
      <text:p text:style-name="P91"/>
      <text:p text:style-name="P90">We could use this number <text:span text:style-name="T104">as </text:span><text:span text:style-name="T105">our </text:span><text:span text:style-name="T104">numeric measure of</text:span> password strength.</text:p>
      <text:p text:style-name="P89">So the 5-letter password has a strength of 12 million, and 12 digits has a strength of 1 trillion.</text:p>
      <text:p text:style-name="P88">However, instead we use the logarithm of this number. <text:span text:style-name="T74">Specifically, the base-2 logarithm.</text:span></text:p>
      <text:p text:style-name="P87"><text:span text:style-name="T98">The result of that logarithm</text:span> is the “entropy” <text:span text:style-name="T75">of the password, and it’s measured in “bits of entropy.”</text:span></text:p>
      <text:p text:style-name="P87"/>
      <text:p text:style-name="P86">For example:</text:p>
      <text:p text:style-name="P85">log2(<text:span text:style-name="T77">26^5</text:span>) <text:s/>= <text:span text:style-name="T76">23.50 bits of entropy, </text:span><text:span text:style-name="T80">so five random letters have 23.50 bits of entropy.</text:span></text:p>
      <text:p text:style-name="P84">log2(<text:span text:style-name="T78">10^12</text:span>) = <text:span text:style-name="T78">39.86 </text:span><text:span text:style-name="T79">bits of entropy, </text:span><text:span text:style-name="T80">so twelve random digits have 39.86 bits of entropy.</text:span></text:p>
      <text:p text:style-name="P84"/>
      <text:p text:style-name="P82">Taking the logarithm <text:span text:style-name="T81">makes </text:span><text:span text:style-name="T82">a few things nicer.</text:span></text:p>
      <text:p text:style-name="P82">- <text:span text:style-name="T83">Using the number of options leads to </text:span><text:span text:style-name="T106">annoying</text:span><text:span text:style-name="T83"> big numbers: billions, trillions, quadrillions...</text:span></text:p>
      <text:p text:style-name="P82">- <text:span text:style-name="T84">Taking the log</text:span><text:span text:style-name="T86">arithm</text:span><text:span text:style-name="T84"> makes the numbers more manageable: </text:span><text:span text:style-name="T85">30 </text:span><text:span text:style-name="T87">bits</text:span><text:span text:style-name="T85">, 40 </text:span><text:span text:style-name="T87">bits</text:span><text:span text:style-name="T85">, 50 </text:span><text:span text:style-name="T87">bits</text:span><text:span text:style-name="T85">...</text:span></text:p>
      <text:p text:style-name="P82">- <text:span text:style-name="T92">When we use the logarithm</text:span><text:span text:style-name="T88">, </text:span><text:span text:style-name="T89">adding two passwords also adds their entropies:<text:line-break/> <text:s/></text:span><text:span text:style-name="T90">Five</text:span><text:span text:style-name="T89"> random letters plus </text:span><text:span text:style-name="T90">twelve</text:span><text:span text:style-name="T89"> random digits </text:span><text:span text:style-name="T91">has 23.50 + 39.86 = 63.36 bits of entropy.</text:span></text:p>
      <text:p text:style-name="P82"><text:s text:c="2"/><text:span text:style-name="T93">This makes it easier to consider complex password patterns, like two random words plus three digits,</text:span></text:p>
      <text:p text:style-name="P82"><text:s text:c="2"/><text:span text:style-name="T99">because the entropy of the whole pattern is just the sum of the entrop</text:span><text:span text:style-name="T100">y of each part.</text:span></text:p>
      <text:p text:style-name="P82"/>
      <text:p text:style-name="P83">To give a sense of <text:span text:style-name="T107">the “size” of one bit of entropy:</text:span></text:p>
      <text:p text:style-name="P8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8">Thing</text:p>
          </table:table-cell>
          <table:table-cell table:style-name="Table1.A1" office:value-type="string">
            <text:p text:style-name="P58">Example</text:p>
          </table:table-cell>
          <table:table-cell table:style-name="Table1.C1" office:value-type="string">
            <text:p text:style-name="P57">Entropy</text:p>
          </table:table-cell>
        </table:table-row>
        <table:table-row>
          <table:table-cell table:style-name="Table1.A2" office:value-type="string">
            <text:p text:style-name="P16">Always choose ‘a’</text:p>
          </table:table-cell>
          <table:table-cell table:style-name="Table1.A2" office:value-type="string">
            <text:p text:style-name="P16">a</text:p>
          </table:table-cell>
          <table:table-cell table:style-name="Table1.C2" office:value-type="string">
            <text:p text:style-name="P16">0 bits</text:p>
          </table:table-cell>
        </table:table-row>
        <table:table-row>
          <table:table-cell table:style-name="Table1.A2" office:value-type="string">
            <text:p text:style-name="P4">‘<text:span text:style-name="T108">a’ or ‘b’ randomly</text:span></text:p>
          </table:table-cell>
          <table:table-cell table:style-name="Table1.A2" office:value-type="string">
            <text:p text:style-name="P16">b</text:p>
          </table:table-cell>
          <table:table-cell table:style-name="Table1.C2" office:value-type="string">
            <text:p text:style-name="P15">1 bit</text:p>
          </table:table-cell>
        </table:table-row>
        <table:table-row>
          <table:table-cell table:style-name="Table1.A2" office:value-type="string">
            <text:p text:style-name="P14">10 random ‘a’ or ‘b’</text:p>
          </table:table-cell>
          <table:table-cell table:style-name="Table1.A2" office:value-type="string">
            <text:p text:style-name="P14">baabbabbba</text:p>
          </table:table-cell>
          <table:table-cell table:style-name="Table1.C2" office:value-type="string">
            <text:p text:style-name="P13">10 bits</text:p>
          </table:table-cell>
        </table:table-row>
        <table:table-row>
          <table:table-cell table:style-name="Table1.A2" office:value-type="string">
            <text:p text:style-name="P12">10 random digits</text:p>
          </table:table-cell>
          <table:table-cell table:style-name="Table1.A2" office:value-type="string">
            <text:p text:style-name="P11">3673489912</text:p>
          </table:table-cell>
          <table:table-cell table:style-name="Table1.C2" office:value-type="string">
            <text:p text:style-name="P10">33 bits</text:p>
          </table:table-cell>
        </table:table-row>
        <table:table-row>
          <table:table-cell table:style-name="Table1.A2" office:value-type="string">
            <text:p text:style-name="P9"><text:span text:style-name="T110">A</text:span>n average person’s password</text:p>
          </table:table-cell>
          <table:table-cell table:style-name="Table1.A2" office:value-type="string">
            <text:p text:style-name="P8"><text:span text:style-name="T109">shoveldepict</text:span>341</text:p>
          </table:table-cell>
          <table:table-cell table:style-name="Table1.C2" office:value-type="string">
            <text:p text:style-name="P7">40 bits [2]</text:p>
          </table:table-cell>
        </table:table-row>
        <table:table-row>
          <table:table-cell table:style-name="Table1.A2" office:value-type="string">
            <text:p text:style-name="P6">10 random letters</text:p>
          </table:table-cell>
          <table:table-cell table:style-name="Table1.A2" office:value-type="string">
            <text:p text:style-name="P4">gmnlahficn</text:p>
          </table:table-cell>
          <table:table-cell table:style-name="Table1.C2" office:value-type="string">
            <text:p text:style-name="P5">47 bits</text:p>
          </table:table-cell>
        </table:table-row>
        <table:table-row>
          <table:table-cell table:style-name="Table1.A2" office:value-type="string">
            <text:p text:style-name="P3">10 random characters</text:p>
          </table:table-cell>
          <table:table-cell table:style-name="Table1.A2" office:value-type="string">
            <text:p text:style-name="P4">4.M~r81$kh</text:p>
          </table:table-cell>
          <table:table-cell table:style-name="Table1.C2" office:value-type="string">
            <text:p text:style-name="P3">62 bits</text:p>
          </table:table-cell>
        </table:table-row>
      </table:table>
      <text:p text:style-name="P81"/>
      <text:p text:style-name="P61"/>
      <text:p text:style-name="P60">How many words for a strong password?</text:p>
      <text:p text:style-name="P1"/>
      <text:p text:style-name="P40">Each random 6-letter word corresponds <text:span text:style-name="T46">to a sequence of 8 rolls of a 6-sided die.</text:span></text:p>
      <text:p text:style-name="P39">So there are 6*6*6*6*6*6*6*6 = 6^8 <text:span text:style-name="T47">possible words.</text:span></text:p>
      <text:p text:style-name="P38"><text:span text:style-name="T48">So </text:span><text:span text:style-name="T49">each word contributes </text:span><text:span text:style-name="T48">log2(6^8) = 20.68 bits of entropy.</text:span></text:p>
      <text:p text:style-name="P38"/>
      <text:p text:style-name="P37">How many bits of entropy for a strong password?</text:p>
      <text:p text:style-name="P36"/>
      <text:p text:style-name="P70">Here are some guidelines for password entropy:</text:p>
      <text:p text:style-name="P70">2 words = <text:s/>41 bits: the average entropy of random people’s passwords is 40 bits [2]</text:p>
      <text:p text:style-name="P70">3 words = <text:s/>62 bits: some sources suggest 60 bits as a minimum for a “strong” password [3]</text:p>
      <text:p text:style-name="P70">4 words = <text:s/>82 bits: other sources suggest 72 or 75 bits as a minimum for a “strong” password [4]</text:p>
      <text:p text:style-name="P70">5 words = 103 bits: the entire bitcoin network would take 1 year to count from 0 to 2^94.3 <text:span text:style-name="T39">[5]</text:span><text:line-break/> <text:s text:c="19"/>and 103 bits is 500x larger <text:span text:style-name="T40">than that.</text:span></text:p>
      <text:p text:style-name="P80">6 words = 124 bits: cracking a 128 bit password would take more energy than boiling <text:span text:style-name="T94">the oceans</text:span> <text:span text:style-name="T41">[6]</text:span></text:p>
      <text:p text:style-name="P80"><text:s text:c="20"/>and 124 bits is only <text:span text:style-name="T42">1/16 the size of that.</text:span></text:p>
      <text:p text:style-name="P80"><text:soft-page-break/></text:p>
      <text:p text:style-name="P35"><text:span text:style-name="T12">So 3 words (62 bits) meets some guidelines, </text:span><text:span text:style-name="T13">but 4 words (8</text:span><text:span text:style-name="T33">2</text:span><text:span text:style-name="T13"> bits) meets </text:span><text:span text:style-name="T14">all entropy-based guidelines,</text:span></text:p>
      <text:p text:style-name="P34"><text:span text:style-name="T14">a</text:span><text:span text:style-name="T11">nd more than that </text:span><text:span text:style-name="T15">is probably more than necessary for a practical application.</text:span></text:p>
      <text:p text:style-name="P34"><text:span text:style-name="T15"/></text:p>
      <text:p text:style-name="P33"><text:span text:style-name="T15">B</text:span><text:span text:style-name="T11">ut let’s make sure.</text:span><text:span text:style-name="T16"> </text:span><text:span text:style-name="T17">How long would it take to crack these passwords?</text:span></text:p>
      <text:p text:style-name="P32"><text:span text:style-name="T11">The fastest password-cracking </text:span><text:span text:style-name="T32">claim</text:span><text:span text:style-name="T11"> I can find is Secureworks’</text:span><text:span text:style-name="T28">s:</text:span><text:span text:style-name="T11"> 1.4 trillion guesses per second. </text:span><text:span text:style-name="T29">[7]</text:span></text:p>
      <text:p text:style-name="P79">Suppose someone out there is actually doing even better: 10 trillion guesses per second.</text:p>
      <text:p text:style-name="P78">In that case:</text:p>
      <text:p text:style-name="P31"><text:span text:style-name="T11"/></text:p>
      <text:p text:style-name="P30"><text:span text:style-name="T11">2 words = (6^8)^2 = </text:span><text:span text:style-name="T18">2 trillion options <text:s text:c="4"/>= less than 1 second</text:span></text:p>
      <text:p text:style-name="P29"><text:span text:style-name="T18">3 </text:span><text:span text:style-name="T11">words = (6^8)^3 = </text:span><text:span text:style-name="T19">4 quintillion options <text:s/>= 5 days</text:span></text:p>
      <text:p text:style-name="P28"><text:span text:style-name="T19">4 </text:span><text:span text:style-name="T11">words = (6^8)^</text:span><text:span text:style-name="T20">4</text:span><text:span text:style-name="T11"> = </text:span><text:span text:style-name="T21">7 septillion options <text:s text:c="2"/>= 25,000 years</text:span></text:p>
      <text:p text:style-name="P27"><text:span text:style-name="T21">5 </text:span><text:span text:style-name="T11">words = </text:span><text:span text:style-name="T22">(6^8)^5 = 13 nonillion options <text:s text:c="2"/>= 40 billion years</text:span></text:p>
      <text:p text:style-name="P26"><text:span text:style-name="T22">6 </text:span><text:span text:style-name="T11">words = </text:span><text:span text:style-name="T23">(6^8)^6 = </text:span><text:span text:style-name="T24">22 undecillion options = </text:span><text:span text:style-name="T25">70 quadrillion years</text:span></text:p>
      <text:p text:style-name="P26"><text:span text:style-name="T25"/></text:p>
      <text:p text:style-name="P25"><text:span text:style-name="T25">S</text:span><text:span text:style-name="T11">o again,</text:span><text:span text:style-name="T27"> </text:span><text:span text:style-name="T11">4 words is enough </text:span><text:span text:style-name="T26">for any practical application.</text:span></text:p>
      <text:p text:style-name="P24"><text:span text:style-name="T26">3 </text:span><text:span text:style-name="T11">words is enough for any application where you don’t expect</text:span><text:span text:style-name="T34"> the most powerful password-cracking computer that might exist to spend 5 days </text:span><text:span text:style-name="T35">just </text:span><text:span text:style-name="T34">guessing your password.</text:span></text:p>
      <text:p text:style-name="P24"><text:span text:style-name="T11"/></text:p>
      <text:p text:style-name="P77">Personally, I use 3 words for most accounts, 4 words for secure accounts,</text:p>
      <text:p text:style-name="P23"><text:span text:style-name="T36">and 5 words </text:span><text:span text:style-name="T31">for the most secure accounts</text:span><text:span text:style-name="T30"> (such as master passwords for password managers).</text:span></text:p>
      <text:p text:style-name="P59">Throwing out words</text:p>
      <text:p text:style-name="P1"/>
      <text:p text:style-name="P22">You can throw out words you don’t like.</text:p>
      <text:p text:style-name="P22">However, the entropy numbers above assume that all selections are absolutely random.</text:p>
      <text:p text:style-name="P21">Any amount of intentional selection can reduce entropy.</text:p>
      <text:p text:style-name="P21"/>
      <text:p text:style-name="P21">The exact reduction in entropy is difficult to calculate in practice.</text:p>
      <text:p text:style-name="P1">However, at worst, taking your favorite 50% costs 1 bit each time.</text:p>
      <text:p text:style-name="P1">For example, if you generate 2 words and choose <text:span text:style-name="T51">1</text:span>, that one word is now 20 – 1 = 19 bits.</text:p>
      <text:p text:style-name="P1">If you choose your favorite 50% of your favorite 50% (favorite <text:span text:style-name="T52">1</text:span> out of 4), it’s 20 – 2 = 18 bits.</text:p>
      <text:p text:style-name="P1">Your favorite one out of 8 options is only 20 – 3 = 17 bits. And so on.</text:p>
      <text:p text:style-name="P1"/>
      <text:p text:style-name="P1"/>
      <text:p text:style-name="P67">How many words can you throw out?</text:p>
      <text:p text:style-name="P118"/>
      <text:p text:style-name="P52">You can throw out <text:span text:style-name="T140">any </text:span>words you don’t like.</text:p>
      <text:p text:style-name="P52">However, the “<text:span text:style-name="T144">20.68 bits”</text:span> number above assume<text:span text:style-name="T144">s</text:span> that all selections are absolutely random.</text:p>
      <text:p text:style-name="P52">Any amount of intentional selection can reduce entropy.</text:p>
      <text:p text:style-name="P52"/>
      <text:p text:style-name="P52">The exact reduction in entropy is difficult to calculate in practice.</text:p>
      <text:p text:style-name="P52">However, at worst, <text:span text:style-name="T151">choosing</text:span> your favorite 50% costs 1 bit each time.</text:p>
      <text:p text:style-name="P52">For example, if you generate 2 words and choose <text:span text:style-name="T51">1</text:span>, that one word is now 20.<text:span text:style-name="T147">68</text:span> – 1 = 19.<text:span text:style-name="T147">68</text:span> bits.</text:p>
      <text:p text:style-name="P52">If you choose your favorite 50% of your favorite 50% (favorite <text:span text:style-name="T150">1 </text:span>out of <text:span text:style-name="T150">4</text:span>), it’s 20.<text:span text:style-name="T147">68</text:span> – 2 = 18.<text:span text:style-name="T147">68</text:span> bits.</text:p>
      <text:p text:style-name="P52">Your favorite <text:span text:style-name="T150">1</text:span> out of 8 options is only 20.<text:span text:style-name="T147">68</text:span> – 3 = 17.<text:span text:style-name="T149">68</text:span> bits. And so on.</text:p>
      <text:p text:style-name="P52"/>
      <text:p text:style-name="P50">I find that 70%-85% of generated words are <text:span text:style-name="T145">good </text:span>pronounceable <text:span text:style-name="T145">words</text:span>.</text:p>
      <text:p text:style-name="P47"><text:span text:style-name="T151">Choosing</text:span> only your favorite 70% <text:span text:style-name="T152">subtracts</text:span><text:span text:style-name="T146"> 0.52 bits per word, </text:span><text:span text:style-name="T147">leaving </text:span><text:span text:style-name="T148">20.16 bits, still over 20.</text:span></text:p>
      <text:p text:style-name="P48"><text:span text:style-name="T151">Choosing</text:span> only your favorite 62% subtracts 0.68 bits per word, leaving exactly 20.00 bits per word.</text:p>
      <text:p text:style-name="P48"/>
      <text:p text:style-name="P49">This is only the cost “at worst.” In reality, <text:span text:style-name="T154">the resulting </text:span>password <text:span text:style-name="T155">may be </text:span>stronger than this suggests.</text:p>
      <text:p text:style-name="P129"><text:span text:style-name="T117">A page explaining the details, </text:span><text:span text:style-name="T118">and</text:span><text:span text:style-name="T117"> explaining “bits of entropy,” </text:span><text:span text:style-name="T119">is coming soon.</text:span></text:p>
      <text:p text:style-name="P129"/>
      <text:p text:style-name="P129"/>
      <text:p text:style-name="P133">How many words can you throw out?</text:p>
      <text:p text:style-name="P150"/>
      <text:p text:style-name="P145">You can throw out <text:span text:style-name="T140">any </text:span>words you don’t like.</text:p>
      <text:p text:style-name="P145">However, the “<text:span text:style-name="T144">20.68 bits”</text:span> number above assume<text:span text:style-name="T144">s</text:span> that all selections are absolutely random.</text:p>
      <text:p text:style-name="P145">Any amount of <text:span text:style-name="T162">deliberate</text:span> selection can reduce entropy.</text:p>
      <text:p text:style-name="P145"/>
      <text:p text:style-name="P145">The exact reduction in entropy is difficult to calculate in practice. <text:span text:style-name="T156">However, at worst:</text:span></text:p>
      <text:p text:style-name="P136">If you want each word to still be 20 bits, you must keep at least 62% <text:span text:style-name="T157">of the words you generate.</text:span></text:p>
      <text:p text:style-name="P137">Keeping less than 62% of the words you generate will leave each word below 20 bits.</text:p>
      <text:p text:style-name="P138">Keeping only 50% (1 out of every 2) will leave each word as 19.68 bits.</text:p>
      <text:p text:style-name="P138">Keeping only 25% (1 out of every 4) will leave each word as 18.68 bits.</text:p>
      <text:p text:style-name="P137"/>
      <text:p text:style-name="P139">I find that 70%-85% of generated words are <text:span text:style-name="T145">good </text:span>pronounceable <text:span text:style-name="T145">words – </text:span><text:span text:style-name="T159">luckily, more than 62%.</text:span></text:p>
      <text:p text:style-name="P140"><text:span text:style-name="T151">Choosing</text:span> only your favorite 70% <text:span text:style-name="T158">will leave each word as 20.16 bits.</text:span></text:p>
      <text:p text:style-name="P142">Choosing only your favorite 85% will leave each word as 20.44 bits.</text:p>
      <text:p text:style-name="P142"/>
      <text:p text:style-name="P144">And this is only the cost “at worst.” <text:span text:style-name="T153">In reality, </text:span><text:span text:style-name="T154">the resulting </text:span><text:span text:style-name="T161">word </text:span><text:span text:style-name="T155">may be </text:span><text:span text:style-name="T153">stronger than this suggest</text:span><text:span text:style-name="T160">s</text:span><text:span text:style-name="T153">.</text:span></text:p>
      <text:p text:style-name="P132"><text:span text:style-name="T117">A page explaining the details, </text:span><text:span text:style-name="T118">and</text:span><text:span text:style-name="T117"> explaining “bits of entropy,” </text:span><text:span text:style-name="T119">is coming soon.</text:span></text:p>
      <text:p text:style-name="P129"/>
      <text:p text:style-name="P129"/>
      <text:p text:style-name="P1"/>
      <text:p text:style-name="P20"/>
      <text:p text:style-name="P1">An automatic digital version of Quence, and <text:span text:style-name="T53">related</text:span> files, are available at <text:a xlink:type="simple" xlink:href="https://github.com/krysdam/quence" text:style-name="Internet_20_link" text:visited-style-name="Visited_20_Internet_20_Link">github.com/krysdam/quence</text:a></text:p>
      <text:p text:style-name="P1"/>
      <text:p text:style-name="P1"/>
      <text:p text:style-name="P1">Sources:</text:p>
      <text:p text:style-name="P1">[2] <text:a xlink:type="simple" xlink:href="https://web.archive.org/web/20150327031521/http://research.microsoft.com/pubs/74164/www2007.pdf" text:style-name="Internet_20_link" text:visited-style-name="Visited_20_Internet_20_Link">web.archive.org/web/20150327031521/http://research.microsoft.com/pubs/74164/www2007.pdf</text:a></text:p>
      <text:p text:style-name="P1">[3] <text:a xlink:type="simple" xlink:href="https://nordvpn.com/blog/what-is-password-entropy" text:style-name="Internet_20_link" text:visited-style-name="Visited_20_Internet_20_Link">nordvpn.com/blog/what-is-password-entropy</text:a></text:p>
      <text:p text:style-name="P1">[4] <text:a xlink:type="simple" xlink:href="https://proton.me/blog/what-is-password-entropy" text:style-name="Internet_20_link" text:visited-style-name="Visited_20_Internet_20_Link">proton.me/blog/what-is-password-entropy</text:a></text:p>
      <text:p text:style-name="P1">[5] <text:a xlink:type="simple" xlink:href="https://gist.github.com/atoponce/a7715930ae6eb7d6b487f2f76b57a68d" text:style-name="Internet_20_link" text:visited-style-name="Visited_20_Internet_20_Link">gist.github.com/atoponce/a7715930ae6eb7d6b487f2f76b57a68d</text:a></text:p>
      <text:p text:style-name="P1">[6] <text:a xlink:type="simple" xlink:href="https://security.stackexchange.com/a/257535" text:style-name="Internet_20_link" text:visited-style-name="Visited_20_Internet_20_Link">security.stackexchange.com/a/257535</text:a></text:p>
      <text:p text:style-name="P2"><text:span text:style-name="T50">[7] </text:span><text:a xlink:type="simple" xlink:href="https://www.secureworks.com/blog/password-cracking-what-this-powerful-secureworks-tool-can-do-for-your-organization" text:style-name="Internet_20_link" text:visited-style-name="Visited_20_Internet_20_Link"><text:span text:style-name="T50">secureworks.com/blog/password-cracking-what-this-powerful-secureworks-tool-can-do-for-your-organization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10:19.450899445</meta:creation-date>
    <dc:date>2025-02-14T16:39:02.679512539</dc:date>
    <meta:editing-duration>P1DT20H6M4S</meta:editing-duration>
    <meta:editing-cycles>742</meta:editing-cycles>
    <meta:generator>LibreOffice/24.2.7.2$Linux_X86_64 LibreOffice_project/420$Build-2</meta:generator>
    <meta:print-date>2025-02-11T20:52:57.230971202</meta:print-date>
    <meta:printed-by>PDF files</meta:printed-by>
    <meta:document-statistic meta:table-count="1" meta:image-count="0" meta:object-count="0" meta:page-count="4" meta:paragraph-count="171" meta:word-count="1885" meta:character-count="11027" meta:non-whitespace-character-count="9090"/>
  </office:meta>
</office:document-meta>
</file>